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6.2701in" fo:margin-left="0.0069in" fo:margin-top="0in" fo:margin-bottom="0in" fo:break-before="auto" fo:break-after="auto" table:align="left" style:writing-mode="page"/>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style:min-row-height="0.2917in" fo:keep-together="auto"/>
    </style:style>
    <style:style style:name="Table1.A1" style:family="table-cell">
      <style:table-cell-properties style:vertical-align="" fo:background-color="transparent" fo:padding="0.0694in" fo:border="1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5" style:family="table-row">
      <style:table-row-properties fo:keep-together="auto"/>
    </style:style>
    <style:style style:name="Table1.17"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2" style:family="table">
      <style:table-properties style:width="6.2701in" fo:margin-left="0.0069in" fo:margin-top="0in" fo:margin-bottom="0in" fo:break-before="auto" fo:break-after="auto" table:align="left" style:writing-mode="page"/>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style:min-row-height="0.2917in" fo:keep-together="auto"/>
    </style:style>
    <style:style style:name="Table2.A1" style:family="table-cell">
      <style:table-cell-properties style:vertical-align="" fo:background-color="transparent" fo:padding="0.0694in" fo:border="1pt solid #000000">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P1" style:family="paragraph" style:parent-style-name="Header">
      <style:paragraph-properties fo:text-align="start" style:justify-single-word="false"/>
      <style:text-properties officeooo:rsid="0017c912" officeooo:paragraph-rsid="0019af51"/>
    </style:style>
    <style:style style:name="P2" style:family="paragraph" style:parent-style-name="Heading_20_2">
      <style:paragraph-properties fo:text-align="center" style:justify-single-word="false"/>
      <style:text-properties style:font-name="Gentium Book Basic" officeooo:rsid="0017c912" officeooo:paragraph-rsid="0017c912"/>
    </style:style>
    <style:style style:name="P3" style:family="paragraph" style:parent-style-name="Heading_20_3">
      <style:paragraph-properties fo:break-before="page"/>
      <style:text-properties style:font-name="Gentium Book Basic"/>
    </style:style>
    <style:style style:name="P4" style:family="paragraph" style:parent-style-name="Heading_20_3">
      <style:text-properties style:font-name="Gentium Book Basic" officeooo:paragraph-rsid="00145ae3"/>
    </style:style>
    <style:style style:name="P5" style:family="paragraph" style:parent-style-name="Heading_20_3">
      <style:text-properties style:font-name="Gentium Book Basic"/>
    </style:style>
    <style:style style:name="P6" style:family="paragraph" style:parent-style-name="normal">
      <style:text-properties style:font-name="Gentium Book Basic" fo:font-size="14pt" style:font-size-asian="14pt" style:font-size-complex="14pt"/>
    </style:style>
    <style:style style:name="P7" style:family="paragraph" style:parent-style-name="normal">
      <style:text-properties style:font-name="Gentium Book Basic" fo:font-size="14pt" officeooo:rsid="0021ee43" officeooo:paragraph-rsid="0021ee43" style:font-size-asian="14pt" style:font-size-complex="14pt"/>
    </style:style>
    <style:style style:name="P8" style:family="paragraph" style:parent-style-name="normal">
      <style:text-properties style:font-name="Gentium Book Basic" fo:font-size="14pt" officeooo:rsid="0021ee43" officeooo:paragraph-rsid="0022bbab" style:font-size-asian="14pt" style:font-size-complex="14pt"/>
    </style:style>
    <style:style style:name="P9" style:family="paragraph" style:parent-style-name="normal">
      <style:text-properties style:font-name="Gentium Book Basic" fo:font-size="14pt" officeooo:paragraph-rsid="000b80da" style:font-size-asian="14pt" style:font-size-complex="14pt"/>
    </style:style>
    <style:style style:name="P10" style:family="paragraph" style:parent-style-name="normal">
      <style:text-properties style:font-name="Gentium Book Basic" fo:font-size="14pt" officeooo:rsid="0022bbab" officeooo:paragraph-rsid="0022bbab" style:font-size-asian="14pt" style:font-size-complex="14pt"/>
    </style:style>
    <style:style style:name="P11" style:family="paragraph" style:parent-style-name="normal">
      <style:text-properties style:font-name="Gentium Book Basic" fo:font-size="14pt" officeooo:rsid="001736e4" officeooo:paragraph-rsid="001736e4" style:font-size-asian="14pt" style:font-size-complex="14pt"/>
    </style:style>
    <style:style style:name="P12" style:family="paragraph" style:parent-style-name="normal">
      <style:text-properties style:font-name="Gentium Book Basic" fo:font-size="14pt" officeooo:rsid="000b80da" officeooo:paragraph-rsid="000b80da" style:font-size-asian="14pt" style:font-size-complex="14pt"/>
    </style:style>
    <style:style style:name="P13" style:family="paragraph" style:parent-style-name="normal">
      <style:text-properties style:font-name="Gentium Book Basic" fo:font-size="14pt" officeooo:paragraph-rsid="00004f64" style:font-size-asian="14pt" style:font-size-complex="14pt"/>
    </style:style>
    <style:style style:name="P14" style:family="paragraph" style:parent-style-name="normal">
      <style:text-properties style:font-name="Gentium Book Basic" fo:font-size="14pt" officeooo:rsid="00004f64" officeooo:paragraph-rsid="00004f64" style:font-size-asian="14pt" style:font-size-complex="14pt"/>
    </style:style>
    <style:style style:name="P15" style:family="paragraph" style:parent-style-name="normal">
      <style:text-properties style:font-name="Gentium Book Basic" fo:font-size="14pt" officeooo:rsid="0019af51" officeooo:paragraph-rsid="0019af51" style:font-size-asian="14pt" style:font-size-complex="14pt"/>
    </style:style>
    <style:style style:name="P16" style:family="paragraph" style:parent-style-name="normal">
      <style:text-properties style:font-name="Gentium Book Basic" fo:font-size="14pt" officeooo:rsid="000279a2" officeooo:paragraph-rsid="000279a2" style:font-size-asian="14pt" style:font-size-complex="14pt"/>
    </style:style>
    <style:style style:name="P17" style:family="paragraph" style:parent-style-name="normal">
      <style:paragraph-properties fo:margin-top="0in" fo:margin-bottom="0in" style:contextual-spacing="false" fo:break-before="page"/>
      <style:text-properties style:font-name="Gentium Book Basic" fo:font-size="14pt" style:font-size-asian="14pt" style:font-size-complex="14pt"/>
    </style:style>
    <style:style style:name="P1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Gentium Book Basic" fo:font-size="14pt" style:font-size-asian="14pt" style:font-size-complex="14pt"/>
    </style:style>
    <style:style style:name="P19" style:family="paragraph" style:parent-style-name="normal">
      <style:paragraph-properties fo:line-height="100%" fo:orphans="0" fo:widows="0"/>
      <style:text-properties style:font-name="Gentium Book Basic" fo:font-size="14pt" style:font-size-asian="14pt" style:font-size-complex="14pt"/>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Gentium Book Basic" fo:font-size="14pt" fo:font-weight="bold" style:font-size-asian="14pt" style:font-weight-asian="bold" style:font-size-complex="14pt"/>
    </style:style>
    <style:style style:name="P21" style:family="paragraph" style:parent-style-name="normal">
      <style:paragraph-properties fo:line-height="100%" fo:orphans="0" fo:widows="0"/>
      <style:text-properties style:font-name="Gentium Book Basic" fo:font-size="14pt" fo:font-weight="bold" style:font-size-asian="14pt" style:font-weight-asian="bold" style:font-size-complex="14pt"/>
    </style:style>
    <style:style style:name="P22" style:family="paragraph" style:parent-style-name="normal">
      <style:text-properties style:font-name="Gentium Book Basic" officeooo:rsid="00202095" officeooo:paragraph-rsid="0021ee43"/>
    </style:style>
    <style:style style:name="P23" style:family="paragraph" style:parent-style-name="normal">
      <style:text-properties style:font-name="Gentium Book Basic" officeooo:rsid="001d48bb" officeooo:paragraph-rsid="0033713b"/>
    </style:style>
    <style:style style:name="P24" style:family="paragraph" style:parent-style-name="normal">
      <style:text-properties style:font-name="Gentium Book Basic" officeooo:rsid="001736e4" officeooo:paragraph-rsid="001736e4"/>
    </style:style>
    <style:style style:name="P25" style:family="paragraph" style:parent-style-name="normal">
      <style:text-properties style:font-name="Gentium Book Basic" officeooo:paragraph-rsid="002a1bdc"/>
    </style:style>
    <style:style style:name="P26" style:family="paragraph" style:parent-style-name="Header">
      <style:paragraph-properties fo:margin-left="0in" fo:margin-right="0in" fo:text-align="start" style:justify-single-word="false" fo:orphans="2" fo:widows="2" fo:text-indent="0in" style:auto-text-indent="false"/>
      <style:text-properties fo:font-variant="normal" fo:text-transform="none" fo:color="#000000" loext:opacity="100%" style:font-name="Gentium Book Basic" fo:font-size="12pt" fo:letter-spacing="normal" fo:font-style="normal" fo:font-weight="normal" officeooo:paragraph-rsid="0017c912"/>
    </style:style>
    <style:style style:name="P27" style:family="paragraph" style:parent-style-name="Header">
      <style:paragraph-properties fo:margin-left="0in" fo:margin-right="0in" fo:margin-top="0.0791in" fo:margin-bottom="0.0791in" style:contextual-spacing="false" fo:text-align="center" style:justify-single-word="false" fo:orphans="2" fo:widows="2" fo:text-indent="0in" style:auto-text-indent="false"/>
      <style:text-properties fo:font-variant="normal" fo:text-transform="none" fo:color="#000000" loext:opacity="100%" style:font-name="Gentium Book Basic" fo:font-size="12pt" fo:letter-spacing="normal" fo:font-style="normal" fo:font-weight="normal" officeooo:rsid="00043aca" officeooo:paragraph-rsid="0017c912"/>
    </style:style>
    <style:style style:name="P28" style:family="paragraph" style:parent-style-name="Header">
      <style:paragraph-properties fo:margin-left="0in" fo:margin-right="0in" fo:text-align="center" style:justify-single-word="false" fo:orphans="2" fo:widows="2" fo:text-indent="0in" style:auto-text-indent="false"/>
      <style:text-properties fo:font-variant="normal" fo:text-transform="none" fo:color="#000000" loext:opacity="100%" style:font-name="Gentium Book Basic" fo:font-size="12pt" fo:letter-spacing="normal" fo:font-style="normal" fo:font-weight="normal" officeooo:rsid="00043aca" officeooo:paragraph-rsid="0017c912"/>
    </style:style>
    <style:style style:name="P29" style:family="paragraph" style:parent-style-name="Header">
      <style:paragraph-properties fo:margin-left="0in" fo:margin-right="0in" fo:margin-top="0.0398in" fo:margin-bottom="0.0398in" style:contextual-spacing="false" fo:text-align="center" style:justify-single-word="false" fo:orphans="2" fo:widows="2" fo:text-indent="0in" style:auto-text-indent="false"/>
      <style:text-properties fo:font-variant="normal" fo:text-transform="none" fo:color="#000000" loext:opacity="100%" style:font-name="Gentium Book Basic" fo:font-size="12pt" fo:letter-spacing="normal" fo:font-style="normal" fo:font-weight="normal" officeooo:paragraph-rsid="0017c912"/>
    </style:style>
    <style:style style:name="P30" style:family="paragraph" style:parent-style-name="Header">
      <style:paragraph-properties fo:margin-left="0in" fo:margin-right="0in" fo:margin-top="0.0791in" fo:margin-bottom="0.0791in" style:contextual-spacing="false" fo:text-align="center" style:justify-single-word="false" fo:orphans="2" fo:widows="2" fo:text-indent="0in" style:auto-text-indent="false"/>
      <style:text-properties fo:font-variant="normal" fo:text-transform="none" fo:color="#000000" loext:opacity="100%" style:font-name="Gentium Book Basic" fo:font-size="12pt" fo:letter-spacing="normal" fo:font-style="normal" fo:font-weight="normal" officeooo:paragraph-rsid="0017c912"/>
    </style:style>
    <style:style style:name="P31" style:family="paragraph" style:parent-style-name="normal">
      <style:text-properties officeooo:paragraph-rsid="0024cdd3"/>
    </style:style>
    <style:style style:name="P32" style:family="paragraph" style:parent-style-name="normal">
      <style:text-properties officeooo:rsid="002bf17c" officeooo:paragraph-rsid="002bf17c"/>
    </style:style>
    <style:style style:name="P33" style:family="paragraph" style:parent-style-name="normal">
      <style:text-properties officeooo:rsid="002c5ad4" officeooo:paragraph-rsid="002c5ad4"/>
    </style:style>
    <style:style style:name="P34" style:family="paragraph" style:parent-style-name="normal">
      <style:text-properties officeooo:rsid="0032b69a" officeooo:paragraph-rsid="0032b69a"/>
    </style:style>
    <style:style style:name="P35" style:family="paragraph" style:parent-style-name="normal">
      <style:text-properties officeooo:paragraph-rsid="003aefcb"/>
    </style:style>
    <style:style style:name="P36" style:family="paragraph" style:parent-style-name="normal">
      <style:text-properties officeooo:paragraph-rsid="003c330d"/>
    </style:style>
    <style:style style:name="P37" style:family="paragraph" style:parent-style-name="Header" style:master-page-name="Standard">
      <style:paragraph-properties fo:margin-left="0in" fo:margin-right="0in" fo:margin-top="0.8311in" fo:margin-bottom="0.8311in" style:contextual-spacing="false" style:line-spacing="0.2in" fo:text-align="start" style:justify-single-word="false" fo:orphans="2" fo:widows="2" fo:text-indent="0in" style:auto-text-indent="false" style:page-number="1"/>
      <style:text-properties fo:font-variant="normal" fo:text-transform="none" fo:color="#000000" loext:opacity="100%" style:font-name="Gentium Book Basic" fo:font-size="12pt" fo:letter-spacing="normal" fo:font-style="normal" fo:font-weight="normal" officeooo:rsid="0017c912" officeooo:paragraph-rsid="0017c912"/>
    </style:style>
    <style:style style:name="P38" style:family="paragraph" style:parent-style-name="Header_20_left">
      <style:paragraph-properties fo:text-align="start" style:justify-single-word="false"/>
    </style:style>
    <style:style style:name="P39" style:family="paragraph" style:parent-style-name="normal" style:list-style-name="L1">
      <style:text-properties style:font-name="Gentium Book Basic" fo:font-size="14pt" officeooo:rsid="0022bbab" officeooo:paragraph-rsid="0022bbab" style:font-size-asian="14pt" style:font-size-complex="14pt"/>
    </style:style>
    <style:style style:name="P40" style:family="paragraph" style:parent-style-name="normal">
      <style:text-properties style:font-name="Gentium Book Basic" fo:font-size="14pt" officeooo:rsid="0033713b" officeooo:paragraph-rsid="0033713b" style:font-size-asian="14pt" style:font-size-complex="14pt"/>
    </style:style>
    <style:style style:name="P41" style:family="paragraph" style:parent-style-name="normal">
      <style:text-properties style:font-name="Gentium Book Basic" fo:font-size="14pt" officeooo:paragraph-rsid="003fee9d" style:font-size-asian="14pt" style:font-size-complex="14pt"/>
    </style:style>
    <style:style style:name="P42" style:family="paragraph" style:parent-style-name="normal">
      <style:text-properties style:font-name="Gentium Book Basic" fo:font-size="14pt" officeooo:rsid="003fee9d" officeooo:paragraph-rsid="003fee9d" style:font-size-asian="14pt" style:font-size-complex="14pt"/>
    </style:style>
    <style:style style:name="P43" style:family="paragraph" style:parent-style-name="normal">
      <style:text-properties style:font-name="Gentium Book Basic" fo:font-size="14pt" officeooo:rsid="00414048" officeooo:paragraph-rsid="00414048" style:font-size-asian="14pt" style:font-size-complex="14pt"/>
    </style:style>
    <style:style style:name="P44" style:family="paragraph" style:parent-style-name="normal">
      <style:text-properties style:font-name="Gentium Book Basic" fo:font-size="14pt" officeooo:rsid="0021ee43" officeooo:paragraph-rsid="0022bbab" style:font-size-asian="14pt" style:font-size-complex="14pt"/>
    </style:style>
    <style:style style:name="P45" style:family="paragraph" style:parent-style-name="normal">
      <style:text-properties style:font-name="Gentium Book Basic" officeooo:paragraph-rsid="003d5c74"/>
    </style:style>
    <style:style style:name="P46" style:family="paragraph" style:parent-style-name="normal" style:list-style-name="L2">
      <style:text-properties officeooo:rsid="002a1bdc" officeooo:paragraph-rsid="002a1bdc"/>
    </style:style>
    <style:style style:name="P47" style:family="paragraph" style:parent-style-name="normal" style:list-style-name="L2">
      <style:text-properties officeooo:rsid="002bf17c" officeooo:paragraph-rsid="002bf17c"/>
    </style:style>
    <style:style style:name="P48" style:family="paragraph" style:parent-style-name="normal">
      <style:text-properties officeooo:paragraph-rsid="003fee9d"/>
    </style:style>
    <style:style style:name="T1" style:family="text">
      <style:text-properties fo:font-variant="normal" fo:text-transform="none" fo:color="#000000" loext:opacity="100%" style:font-name="Liberation Serif" fo:font-size="12pt" fo:letter-spacing="normal" fo:font-style="normal" fo:font-weight="normal"/>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fo:font-style="normal" style:text-underline-style="none" fo:font-weight="normal" officeooo:rsid="00004f64"/>
    </style:style>
    <style:style style:name="T4" style:family="text">
      <style:text-properties fo:font-variant="normal" fo:text-transform="none" style:text-position="0% 100%" fo:font-size="14pt" fo:font-style="normal" style:text-underline-style="none" fo:font-weight="normal" style:font-size-asian="14pt" style:font-size-complex="14pt"/>
    </style:style>
    <style:style style:name="T5" style:family="text">
      <style:text-properties fo:font-variant="normal" fo:text-transform="none" style:text-position="0% 100%" fo:font-size="14pt" fo:font-style="normal" style:text-underline-style="none" fo:font-weight="normal" officeooo:rsid="0022bbab" style:font-size-asian="14pt" style:font-size-complex="14pt"/>
    </style:style>
    <style:style style:name="T6" style:family="text">
      <style:text-properties officeooo:rsid="000279a2"/>
    </style:style>
    <style:style style:name="T7" style:family="text">
      <style:text-properties officeooo:rsid="000b0ea8"/>
    </style:style>
    <style:style style:name="T8" style:family="text">
      <style:text-properties officeooo:rsid="000b80da"/>
    </style:style>
    <style:style style:name="T9" style:family="text">
      <style:text-properties officeooo:rsid="00004f64"/>
    </style:style>
    <style:style style:name="T10" style:family="text">
      <style:text-properties officeooo:rsid="000579af"/>
    </style:style>
    <style:style style:name="T11" style:family="text">
      <style:text-properties officeooo:rsid="00105418"/>
    </style:style>
    <style:style style:name="T12" style:family="text">
      <style:text-properties officeooo:rsid="00145ae3"/>
    </style:style>
    <style:style style:name="T13" style:family="text">
      <style:text-properties style:font-name-complex="Calibri" style:font-size-complex="12pt"/>
    </style:style>
    <style:style style:name="T14" style:family="text">
      <style:text-properties officeooo:rsid="0017c912" style:font-name-complex="Calibri" style:font-size-complex="12pt"/>
    </style:style>
    <style:style style:name="T15" style:family="text">
      <style:text-properties officeooo:rsid="0017c912"/>
    </style:style>
    <style:style style:name="T16" style:family="text">
      <style:text-properties officeooo:rsid="00183acb"/>
    </style:style>
    <style:style style:name="T17" style:family="text">
      <style:text-properties officeooo:rsid="00193cf5"/>
    </style:style>
    <style:style style:name="T18" style:family="text">
      <style:text-properties officeooo:rsid="001d48bb"/>
    </style:style>
    <style:style style:name="T19" style:family="text">
      <style:text-properties officeooo:rsid="001ecf83"/>
    </style:style>
    <style:style style:name="T20" style:family="text">
      <style:text-properties fo:language="en" fo:country="NZ"/>
    </style:style>
    <style:style style:name="T21" style:family="text">
      <style:text-properties fo:font-size="14pt" style:font-size-asian="14pt" style:font-size-complex="14pt"/>
    </style:style>
    <style:style style:name="T22" style:family="text">
      <style:text-properties fo:font-size="14pt" officeooo:rsid="000b80da" style:font-size-asian="14pt" style:font-size-complex="14pt"/>
    </style:style>
    <style:style style:name="T23" style:family="text">
      <style:text-properties fo:font-size="14pt" officeooo:rsid="00105418" style:font-size-asian="14pt" style:font-size-complex="14pt"/>
    </style:style>
    <style:style style:name="T24" style:family="text">
      <style:text-properties fo:font-size="14pt" officeooo:rsid="00193cf5" style:font-size-asian="14pt" style:font-size-complex="14pt"/>
    </style:style>
    <style:style style:name="T25" style:family="text">
      <style:text-properties fo:font-size="14pt" officeooo:rsid="001077c8" style:font-size-asian="14pt" style:font-size-complex="14pt"/>
    </style:style>
    <style:style style:name="T26" style:family="text">
      <style:text-properties fo:font-size="14pt" officeooo:rsid="0019af51" style:font-size-asian="14pt" style:font-size-complex="14pt"/>
    </style:style>
    <style:style style:name="T27" style:family="text">
      <style:text-properties fo:font-size="14pt" officeooo:rsid="000eba03" style:font-size-asian="14pt" style:font-size-complex="14pt"/>
    </style:style>
    <style:style style:name="T28" style:family="text">
      <style:text-properties fo:font-size="14pt" officeooo:rsid="0013a9eb" style:font-size-asian="14pt" style:font-size-complex="14pt"/>
    </style:style>
    <style:style style:name="T29" style:family="text">
      <style:text-properties fo:font-size="14pt" officeooo:rsid="0011dfd4" style:font-size-asian="14pt" style:font-size-complex="14pt"/>
    </style:style>
    <style:style style:name="T30" style:family="text">
      <style:text-properties fo:font-size="14pt" officeooo:rsid="001736e4" style:font-size-asian="14pt" style:font-size-complex="14pt"/>
    </style:style>
    <style:style style:name="T31" style:family="text">
      <style:text-properties fo:font-size="14pt" officeooo:rsid="00202095" style:font-size-asian="14pt" style:font-size-complex="14pt"/>
    </style:style>
    <style:style style:name="T32" style:family="text">
      <style:text-properties fo:font-size="14pt" officeooo:rsid="0022bbab" style:font-size-asian="14pt" style:font-size-complex="14pt"/>
    </style:style>
    <style:style style:name="T33" style:family="text">
      <style:text-properties fo:font-size="14pt" officeooo:rsid="0022e20e" style:font-size-asian="14pt" style:font-size-complex="14pt"/>
    </style:style>
    <style:style style:name="T34" style:family="text">
      <style:text-properties fo:font-size="14pt" officeooo:rsid="002a1bdc" style:font-size-asian="14pt" style:font-size-complex="14pt"/>
    </style:style>
    <style:style style:name="T35" style:family="text">
      <style:text-properties fo:font-size="14pt" officeooo:rsid="0033713b" style:font-size-asian="14pt" style:font-size-complex="14pt"/>
    </style:style>
    <style:style style:name="T36" style:family="text">
      <style:text-properties fo:font-size="14pt" officeooo:rsid="00360357" style:font-size-asian="14pt" style:font-size-complex="14pt"/>
    </style:style>
    <style:style style:name="T37" style:family="text">
      <style:text-properties fo:font-size="14pt" officeooo:rsid="0037beea" style:font-size-asian="14pt" style:font-size-complex="14pt"/>
    </style:style>
    <style:style style:name="T38" style:family="text">
      <style:text-properties fo:font-size="14pt" officeooo:rsid="003d5c74" style:font-size-asian="14pt" style:font-size-complex="14pt"/>
    </style:style>
    <style:style style:name="T39" style:family="text">
      <style:text-properties officeooo:rsid="0022bbab"/>
    </style:style>
    <style:style style:name="T40" style:family="text">
      <style:text-properties style:font-name="Gentium Book Basic" fo:font-size="14pt" style:font-size-asian="14pt" style:font-size-complex="14pt"/>
    </style:style>
    <style:style style:name="T41" style:family="text">
      <style:text-properties style:font-name="Gentium Book Basic" fo:font-size="14pt" officeooo:rsid="00239ca4" style:font-size-asian="14pt" style:font-size-complex="14pt"/>
    </style:style>
    <style:style style:name="T42" style:family="text">
      <style:text-properties style:font-name="Gentium Book Basic" fo:font-size="14pt" officeooo:rsid="0023cb68" style:font-size-asian="14pt" style:font-size-complex="14pt"/>
    </style:style>
    <style:style style:name="T43" style:family="text">
      <style:text-properties style:font-name="Gentium Book Basic" fo:font-size="14pt" officeooo:rsid="0024cca0" style:font-size-asian="14pt" style:font-size-complex="14pt"/>
    </style:style>
    <style:style style:name="T44" style:family="text">
      <style:text-properties style:font-name="Gentium Book Basic" fo:font-size="14pt" officeooo:rsid="0024cdd3" style:font-size-asian="14pt" style:font-size-complex="14pt"/>
    </style:style>
    <style:style style:name="T45" style:family="text">
      <style:text-properties style:font-name="Gentium Book Basic" fo:font-size="14pt" officeooo:rsid="00264999" style:font-size-asian="14pt" style:font-size-complex="14pt"/>
    </style:style>
    <style:style style:name="T46" style:family="text">
      <style:text-properties style:font-name="Gentium Book Basic" fo:font-size="14pt" officeooo:rsid="00265dd7" style:font-size-asian="14pt" style:font-size-complex="14pt"/>
    </style:style>
    <style:style style:name="T47" style:family="text">
      <style:text-properties style:font-name="Gentium Book Basic" fo:font-size="14pt" officeooo:rsid="002a1bdc" style:font-size-asian="14pt" style:font-size-complex="14pt"/>
    </style:style>
    <style:style style:name="T48" style:family="text">
      <style:text-properties style:font-name="Gentium Book Basic" fo:font-size="14pt" officeooo:rsid="002bf17c" style:font-size-asian="14pt" style:font-size-complex="14pt"/>
    </style:style>
    <style:style style:name="T49" style:family="text">
      <style:text-properties style:font-name="Gentium Book Basic" fo:font-size="14pt" officeooo:rsid="002c5ad4" style:font-size-asian="14pt" style:font-size-complex="14pt"/>
    </style:style>
    <style:style style:name="T50" style:family="text">
      <style:text-properties style:font-name="Gentium Book Basic" fo:font-size="14pt" officeooo:rsid="002dbb7a" style:font-size-asian="14pt" style:font-size-complex="14pt"/>
    </style:style>
    <style:style style:name="T51" style:family="text">
      <style:text-properties style:font-name="Gentium Book Basic" fo:font-size="14pt" officeooo:rsid="002e04e5" style:font-size-asian="14pt" style:font-size-complex="14pt"/>
    </style:style>
    <style:style style:name="T52" style:family="text">
      <style:text-properties style:font-name="Gentium Book Basic" fo:font-size="14pt" officeooo:rsid="002ff95a" style:font-size-asian="14pt" style:font-size-complex="14pt"/>
    </style:style>
    <style:style style:name="T53" style:family="text">
      <style:text-properties style:font-name="Gentium Book Basic" fo:font-size="14pt" officeooo:rsid="0033713b" style:font-size-asian="14pt" style:font-size-complex="14pt"/>
    </style:style>
    <style:style style:name="T54" style:family="text">
      <style:text-properties style:font-name="Gentium Book Basic" fo:font-size="14pt" officeooo:rsid="0037beea" style:font-size-asian="14pt" style:font-size-complex="14pt"/>
    </style:style>
    <style:style style:name="T55" style:family="text">
      <style:text-properties style:font-name="Gentium Book Basic" fo:font-size="14pt" officeooo:rsid="003958ba" style:font-size-asian="14pt" style:font-size-complex="14pt"/>
    </style:style>
    <style:style style:name="T56" style:family="text">
      <style:text-properties style:font-name="Gentium Book Basic" fo:font-size="14pt" officeooo:rsid="003aefcb" style:font-size-asian="14pt" style:font-size-complex="14pt"/>
    </style:style>
    <style:style style:name="T57" style:family="text">
      <style:text-properties style:font-name="Gentium Book Basic" fo:font-size="14pt" officeooo:rsid="0022bbab" style:font-size-asian="14pt" style:font-size-complex="14pt"/>
    </style:style>
    <style:style style:name="T58" style:family="text">
      <style:text-properties style:font-name="Gentium Book Basic" fo:font-size="14pt" officeooo:rsid="003e2618" style:font-size-asian="14pt" style:font-size-complex="14pt"/>
    </style:style>
    <style:style style:name="T59" style:family="text">
      <style:text-properties style:font-name="Gentium Book Basic" fo:font-size="14pt" officeooo:rsid="003fee9d" style:font-size-asian="14pt" style:font-size-complex="14pt"/>
    </style:style>
    <style:style style:name="T60" style:family="text">
      <style:text-properties style:font-name="Gentium Book Basic" fo:font-size="14pt" officeooo:rsid="00414048" style:font-size-asian="14pt" style:font-size-complex="14pt"/>
    </style:style>
    <style:style style:name="T61" style:family="text">
      <style:text-properties style:font-name="Gentium Book Basic" fo:font-size="14pt" fo:font-style="italic" officeooo:rsid="0024cca0" style:font-size-asian="14pt" style:font-style-asian="italic" style:font-size-complex="14pt" style:font-style-complex="italic"/>
    </style:style>
    <style:style style:name="T62" style:family="text">
      <style:text-properties style:font-name="Gentium Book Basic" fo:font-size="14pt" fo:font-style="normal" officeooo:rsid="0024cca0" style:font-size-asian="14pt" style:font-style-asian="normal" style:font-size-complex="14pt" style:font-style-complex="normal"/>
    </style:style>
    <style:style style:name="T63" style:family="text">
      <style:text-properties officeooo:rsid="00320404"/>
    </style:style>
    <style:style style:name="T64" style:family="text">
      <style:text-properties officeooo:rsid="00360357"/>
    </style:style>
    <style:style style:name="T65" style:family="text">
      <style:text-properties officeooo:rsid="0037beea"/>
    </style:style>
    <style:style style:name="T66" style:family="text">
      <style:text-properties officeooo:rsid="003d5c74"/>
    </style:style>
    <style:style style:name="T67" style:family="text">
      <style:text-properties officeooo:rsid="0041404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5%." style:num-prefix=" "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Security of public Wi-Fi in New Zealand</text:p>
      <text:p text:style-name="P26"/>
      <text:p text:style-name="P26"/>
      <text:p text:style-name="P2"><text:span text:style-name="T19">Literature Review: </text:span>Security of public Wi-Fi in New Zealand</text:p>
      <text:p text:style-name="P27"><text:span text:style-name="T15">Prepared by: </text:span>Anastasiia Tiurina</text:p>
      <text:p text:style-name="P29">School of Innovation, Design and Technology Whitireia</text:p>
      <text:p text:style-name="P30">IT8x16 <text:span text:style-name="T15">Research in IT</text:span></text:p>
      <text:p text:style-name="P28">Supervisor: <text:span text:style-name="T13">Dr. </text:span><text:span text:style-name="T14">Marta Vos</text:span></text:p>
      <text:p text:style-name="P6"/>
      <text:p text:style-name="P3">Introduction</text:p>
      <text:p text:style-name="P7"><text:span text:style-name="T63">* reconsider from the perspective of the main problem: </text:span>Raising awareness in cyber security.</text:p>
      <text:p text:style-name="P7"/>
      <text:p text:style-name="P41"><text:span text:style-name="T6">Cyberspace has intertwined with other spheres of our lives.</text:span><text:span text:style-name="T9"> </text:span></text:p>
      <text:p text:style-name="P41"/>
      <text:p text:style-name="P41"><text:span text:style-name="T6">Generally, </text:span><text:span text:style-name="T9">the </text:span><text:span text:style-name="T6">i</text:span><text:span text:style-name="T9">nformation </text:span><text:span text:style-name="T6">we want to look up or </text:span><text:span text:style-name="T9">services </text:span><text:span text:style-name="T6">that we use</text:span><text:span text:style-name="T9"> are online, </text:span><text:span text:style-name="T6">and the scale of it </text:span><text:span text:style-name="T64">is </text:span><text:span text:style-name="T9">amplified even more after </text:span><text:span text:style-name="T11">the </text:span><text:span text:style-name="T9">global pandemic COVID-19 </text:span><text:reference-mark-start text:name="ZOTERO_ITEM CSL_CITATION {&quot;citationID&quot;:&quot;ibjaZtOb&quot;,&quot;properties&quot;:{&quot;formattedCitation&quot;:&quot;(De\\uc0\\u8217{} et al., 2020)&quot;,&quot;plainCitation&quot;:&quot;(De’ et al., 2020)&quot;,&quot;noteIndex&quot;:0},&quot;citationItems&quot;:[{&quot;id&quot;:25,&quot;uris&quot;:[&quot;http://zotero.org/users/14655990/items/T67IH8J9&quot;],&quot;itemData&quot;:{&quot;id&quot;:25,&quot;type&quot;:&quot;article-journal&quot;,&quot;abstract&quot;:&quot;The Covid-19 pandemic has led to an inevitable surge in the use of digital technologies due to the social distancing norms and nationwide lockdowns. People and organizations all over the world have had to adjust to new ways of work and life. We explore possible scenarios of the digital surge and the research issues that arise. An increase in digitalization is leading firms and educational institutions to shift to work-from-home (WFH). Blockchain technology will become important and will entail research on design and regulations. Gig workers and the gig economy is likely to increase in scale, raising questions of work allocation, collaboration, motivation, and aspects of work overload and presenteeism. Workplace monitoring and technostress issues will become prominent with an increase in digital presence. Online fraud is likely to grow, along with research on managing security. The regulation of the internet, a key resource, will be crucial post-pandemic. Research may address the consequences and causes of the digital divide. Further, the issues of net neutrality and zero-rating plans will merit scrutiny. A key research issue will also be the impact and consequences of internet shutdowns, frequently resorted to by countries. Digital money, too, assumes importance in crisis situations and research will address their adoption, consequences, and mode. Aspects of surveillance and privacy gain importance with increased digital usage.&quot;,&quot;collection-title&quot;:&quot;Impact of COVID-19 Pandemic on Information Management Research and Practice: Editorial Perspectives&quot;,&quot;container-title&quot;:&quot;International Journal of Information Management&quot;,&quot;DOI&quot;:&quot;10.1016/j.ijinfomgt.2020.102171&quot;,&quot;ISSN&quot;:&quot;0268-4012&quot;,&quot;journalAbbreviation&quot;:&quot;International Journal of Information Management&quot;,&quot;page&quot;:&quot;102171&quot;,&quot;source&quot;:&quot;ScienceDirect&quot;,&quot;title&quot;:&quot;Impact of digital surge during Covid-19 pandemic: A viewpoint on research and practice&quot;,&quot;title-short&quot;:&quot;Impact of digital surge during Covid-19 pandemic&quot;,&quot;volume&quot;:&quot;55&quot;,&quot;author&quot;:[{&quot;family&quot;:&quot;De’&quot;,&quot;given&quot;:&quot;Rahul&quot;},{&quot;family&quot;:&quot;Pandey&quot;,&quot;given&quot;:&quot;Neena&quot;},{&quot;family&quot;:&quot;Pal&quot;,&quot;given&quot;:&quot;Abhipsa&quot;}],&quot;issued&quot;:{&quot;date-parts&quot;:[[&quot;2020&quot;,12,1]]}}}],&quot;schema&quot;:&quot;https://github.com/citation-style-language/schema/raw/master/csl-citation.json&quot;} RNDsIsaNij88U"/><text:span text:style-name="T3">(De</text:span><text:span text:style-name="T2">’ et al., 2020)</text:span><text:reference-mark-end text:name="ZOTERO_ITEM CSL_CITATION {&quot;citationID&quot;:&quot;ibjaZtOb&quot;,&quot;properties&quot;:{&quot;formattedCitation&quot;:&quot;(De\\uc0\\u8217{} et al., 2020)&quot;,&quot;plainCitation&quot;:&quot;(De’ et al., 2020)&quot;,&quot;noteIndex&quot;:0},&quot;citationItems&quot;:[{&quot;id&quot;:25,&quot;uris&quot;:[&quot;http://zotero.org/users/14655990/items/T67IH8J9&quot;],&quot;itemData&quot;:{&quot;id&quot;:25,&quot;type&quot;:&quot;article-journal&quot;,&quot;abstract&quot;:&quot;The Covid-19 pandemic has led to an inevitable surge in the use of digital technologies due to the social distancing norms and nationwide lockdowns. People and organizations all over the world have had to adjust to new ways of work and life. We explore possible scenarios of the digital surge and the research issues that arise. An increase in digitalization is leading firms and educational institutions to shift to work-from-home (WFH). Blockchain technology will become important and will entail research on design and regulations. Gig workers and the gig economy is likely to increase in scale, raising questions of work allocation, collaboration, motivation, and aspects of work overload and presenteeism. Workplace monitoring and technostress issues will become prominent with an increase in digital presence. Online fraud is likely to grow, along with research on managing security. The regulation of the internet, a key resource, will be crucial post-pandemic. Research may address the consequences and causes of the digital divide. Further, the issues of net neutrality and zero-rating plans will merit scrutiny. A key research issue will also be the impact and consequences of internet shutdowns, frequently resorted to by countries. Digital money, too, assumes importance in crisis situations and research will address their adoption, consequences, and mode. Aspects of surveillance and privacy gain importance with increased digital usage.&quot;,&quot;collection-title&quot;:&quot;Impact of COVID-19 Pandemic on Information Management Research and Practice: Editorial Perspectives&quot;,&quot;container-title&quot;:&quot;International Journal of Information Management&quot;,&quot;DOI&quot;:&quot;10.1016/j.ijinfomgt.2020.102171&quot;,&quot;ISSN&quot;:&quot;0268-4012&quot;,&quot;journalAbbreviation&quot;:&quot;International Journal of Information Management&quot;,&quot;page&quot;:&quot;102171&quot;,&quot;source&quot;:&quot;ScienceDirect&quot;,&quot;title&quot;:&quot;Impact of digital surge during Covid-19 pandemic: A viewpoint on research and practice&quot;,&quot;title-short&quot;:&quot;Impact of digital surge during Covid-19 pandemic&quot;,&quot;volume&quot;:&quot;55&quot;,&quot;author&quot;:[{&quot;family&quot;:&quot;De’&quot;,&quot;given&quot;:&quot;Rahul&quot;},{&quot;family&quot;:&quot;Pandey&quot;,&quot;given&quot;:&quot;Neena&quot;},{&quot;family&quot;:&quot;Pal&quot;,&quot;given&quot;:&quot;Abhipsa&quot;}],&quot;issued&quot;:{&quot;date-parts&quot;:[[&quot;2020&quot;,12,1]]}}}],&quot;schema&quot;:&quot;https://github.com/citation-style-language/schema/raw/master/csl-citation.json&quot;} RNDsIsaNij88U"/><text:span text:style-name="T9">. It is difficult to find a place that does not have internet access today – </text:span><text:span text:style-name="T16">it is</text:span><text:span text:style-name="T9"> expect</text:span><text:span text:style-name="T16">ed</text:span><text:span text:style-name="T9"> that when </text:span><text:span text:style-name="T16">people</text:span><text:span text:style-name="T9"> visit a restaurant or conference </text:span><text:span text:style-name="T64">venue</text:span><text:span text:style-name="T9"> there will </text:span><text:span text:style-name="T6">be </text:span><text:span text:style-name="T9">Wi-Fi </text:span><text:span text:style-name="T10">(wireless network of IEEE 802.1</text:span><text:span text:style-name="T7">1</text:span><text:span text:style-name="T10"> standard) </text:span><text:span text:style-name="T6">access point (AP) </text:span><text:span text:style-name="T9">that can </text:span><text:span text:style-name="T16">be </text:span><text:span text:style-name="T9">connect</text:span><text:span text:style-name="T16">ed</text:span><text:span text:style-name="T9"> to. Now it is </text:span><text:span text:style-name="T10">a </text:span><text:span text:style-name="T9">common practice to work remotely or in a public </text:span><text:span text:style-name="T6">facility </text:span><text:span text:style-name="T9">connecting to a provided wireless network</text:span><text:span text:style-name="T10">. </text:span><text:span text:style-name="T8">But is public Wi-Fi secure?</text:span></text:p>
      <text:p text:style-name="P9"/>
      <text:p text:style-name="P9"><text:span text:style-name="T16">G</text:span><text:span text:style-name="T9">lobal digiti</text:span><text:span text:style-name="T16">s</text:span><text:span text:style-name="T9">ation resulted in many companies operating with or storing users’ sensitive data, which caused cybercrime </text:span><text:span text:style-name="T16">to increase and </text:span><text:span text:style-name="T9">gain strength </text:span><text:span text:style-name="T6">in endeavour</text:span><text:span text:style-name="T16">s</text:span><text:span text:style-name="T6"> to access this data </text:span><text:reference-mark-start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9">(Dutta et al., 2021)</text:span><text:reference-mark-end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9">. </text:span><text:span text:style-name="T6">Many technologies have to continuously improve to keep up with vulnerability discoveries in order to patch or fix them. Wi-Fi is not an exception. </text:span><text:span text:style-name="T9">The underlying idea of </text:span><text:span text:style-name="T16">a </text:span><text:span text:style-name="T9">wireless network is transmission of information going through the air as radio waves which is its key feature but also the main drawback. With the knowledge of what frequencies and channels of the frequency are in use and possession of proper equipment, </text:span><text:span text:style-name="T6">such as</text:span><text:span text:style-name="T9"> </text:span><text:span text:style-name="T64">a </text:span><text:span text:style-name="T9">TRF receiver, it is possible to peek at the transferring message. </text:span><text:span text:style-name="T8">However,</text:span><text:span text:style-name="T9"> the security </text:span><text:span text:style-name="T8">protocols</text:span><text:span text:style-name="T6"> of Wi-Fi </text:span><text:span text:style-name="T9">ha</text:span><text:span text:style-name="T6">ve </text:span><text:span text:style-name="T9">evolved over the years, </text:span><text:span text:style-name="T8">but so </text:span><text:span text:style-name="T64">have</text:span><text:span text:style-name="T8"> the attack methods. Hence, one of the objectives of this work is to look into research of </text:span><text:span text:style-name="T64">the </text:span><text:span text:style-name="T8">vulnerabilities of modern wireless networks of 802.11 IEEE standards as well as guidelines from agencies, like </text:span><text:span text:style-name="T64">the </text:span><text:span text:style-name="T17">National Institute of Standards and Technology (</text:span><text:span text:style-name="T8">NIST</text:span><text:span text:style-name="T17">)</text:span><text:span text:style-name="T8">, on defense recommendations against perpetrators. </text:span></text:p>
      <text:p text:style-name="P9"/>
      <text:p text:style-name="P25"><text:span text:style-name="T33">The question of public Wi-Fi safety is a crucial subject to investigate because it can provide useful intel on potential actions to take in order to localise and decrease the amount of cybercrime cases. Another possible benefit is </text:span><text:soft-page-break/><text:span text:style-name="T33">raising the cyber security awareness of people who use public Wi-Fi. <text:s/>C</text:span><text:span text:style-name="T27">yber security awareness </text:span><text:span text:style-name="T26">is </text:span><text:span text:style-name="T27">often addressed separately in articles and user best-practice guides </text:span><text:span text:style-name="T23">from </text:span><text:span text:style-name="T28">institutions like </text:span><text:span text:style-name="T36">the </text:span><text:span text:style-name="T28">European Cybercrime Centre (EC3) or </text:span><text:span text:style-name="T27">companies like Kaspersky or NordVPN. </text:span><text:span text:style-name="T22">Another point of view </text:span><text:span text:style-name="T23">that is worth exploration </text:span><text:span text:style-name="T22">is the user experience and </text:span><text:span text:style-name="T34">behaviour</text:span><text:span text:style-name="T22"> of people in regards to usage of public Wi-Fi, </text:span><text:span text:style-name="T23">because apart from technologies, </text:span><text:span text:style-name="T24">the </text:span><text:span text:style-name="T23">human factor contributes greatly to overall security. Existence of refined encryption methods does not mean that a manager of </text:span><text:span text:style-name="T24">a </text:span><text:span text:style-name="T23">public facility will choose to buy a modern router over the one that is cheaper but does not support </text:span><text:span text:style-name="T24">the </text:span><text:span text:style-name="T23">latest security protocols. </text:span><text:span text:style-name="T24">Additionally, a</text:span><text:span text:style-name="T23"> </text:span><text:span text:style-name="T25">user of the network might expose their personal data if they are not cautious while connecting to </text:span><text:span text:style-name="T26">an </text:span><text:span text:style-name="T25">unsecure</text:span><text:span text:style-name="T26">d</text:span><text:span text:style-name="T25"> network.</text:span><text:span text:style-name="T27"> </text:span><text:span text:style-name="T36">It may not be the case that</text:span><text:span text:style-name="T25"> people follow the recommendations </text:span><text:span text:style-name="T36">for security which will</text:span><text:span text:style-name="T26"> </text:span><text:span text:style-name="T25">enrich the overall public Wi-Fi security outlook. </text:span><text:span text:style-name="T23">More than that, digital literacy can differ depending on a country </text:span><text:reference-mark-start text:name="ZOTERO_ITEM CSL_CITATION {&quot;citationID&quot;:&quot;B4xFZrqp&quot;,&quot;properties&quot;:{&quot;formattedCitation&quot;:&quot;(Herbert et al., 2023)&quot;,&quot;plainCitation&quot;:&quot;(Herbert et al., 2023)&quot;,&quot;noteIndex&quot;:0},&quot;citationItems&quot;:[{&quot;id&quot;:13,&quot;uris&quot;:[&quot;http://zotero.org/users/14655990/items/PBCIN2X4&quot;],&quot;itemData&quot;:{&quot;id&quot;:13,&quot;type&quot;:&quot;paper-conference&quot;,&quot;abstract&quot;:&quot;Misconceptions about digital security and privacy topics in the general public frequently lead to insecure behavior. However, little is known about the prevalence and extent of such misconceptions in a global context. In this work, we present the results of the first large-scale survey of a global population on misconceptions: We conducted an online survey with n = 12, 351&amp;nbsp;participants in 12&amp;nbsp;countries on four continents. By investigating influencing factors of misconceptions around eight common security and privacy topics (including E2EE, Wi-Fi, VPN, and malware), we find the country of residence to be the strongest estimate for holding misconceptions. We also identify differences between non-Western and Western countries, demonstrating the need for region-specific research on user security knowledge, perceptions, and behavior. While we did not observe many outright misconceptions, we did identify a lack of understanding and uncertainty about several fundamental privacy and security topics.&quot;,&quot;collection-title&quot;:&quot;CHI '23&quot;,&quot;container-title&quot;:&quot;Proceedings of the 2023 CHI Conference on Human Factors in Computing Systems&quot;,&quot;DOI&quot;:&quot;10.1145/3544548.3581410&quot;,&quot;event-place&quot;:&quot;New York, NY, USA&quot;,&quot;ISBN&quot;:&quot;978-1-4503-9421-5&quot;,&quot;page&quot;:&quot;1–23&quot;,&quot;publisher&quot;:&quot;Association for Computing Machinery&quot;,&quot;publisher-place&quot;:&quot;New York, NY, USA&quot;,&quot;source&quot;:&quot;ACM Digital Library&quot;,&quot;title&quot;:&quot;A World Full of Privacy and Security (Mis)conceptions? Findings of a Representative Survey in 12 Countries&quot;,&quot;title-short&quot;:&quot;A World Full of Privacy and Security (Mis)conceptions?&quot;,&quot;URL&quot;:&quot;https://dl.acm.org/doi/10.1145/3544548.3581410&quot;,&quot;author&quot;:[{&quot;family&quot;:&quot;Herbert&quot;,&quot;given&quot;:&quot;Franziska&quot;},{&quot;family&quot;:&quot;Becker&quot;,&quot;given&quot;:&quot;Steffen&quot;},{&quot;family&quot;:&quot;Schaewitz&quot;,&quot;given&quot;:&quot;Leonie&quot;},{&quot;family&quot;:&quot;Hielscher&quot;,&quot;given&quot;:&quot;Jonas&quot;},{&quot;family&quot;:&quot;Kowalewski&quot;,&quot;given&quot;:&quot;Marvin&quot;},{&quot;family&quot;:&quot;Sasse&quot;,&quot;given&quot;:&quot;Angela&quot;},{&quot;family&quot;:&quot;Acar&quot;,&quot;given&quot;:&quot;Yasemin&quot;},{&quot;family&quot;:&quot;Dürmuth&quot;,&quot;given&quot;:&quot;Markus&quot;}],&quot;accessed&quot;:{&quot;date-parts&quot;:[[&quot;2024&quot;,8,3]]},&quot;issued&quot;:{&quot;date-parts&quot;:[[&quot;2023&quot;,4,19]]}}}],&quot;schema&quot;:&quot;https://github.com/citation-style-language/schema/raw/master/csl-citation.json&quot;} RNDL5mZtM513n"/><text:span text:style-name="T23">(Herbert et al., 2023)</text:span><text:reference-mark-end text:name="ZOTERO_ITEM CSL_CITATION {&quot;citationID&quot;:&quot;B4xFZrqp&quot;,&quot;properties&quot;:{&quot;formattedCitation&quot;:&quot;(Herbert et al., 2023)&quot;,&quot;plainCitation&quot;:&quot;(Herbert et al., 2023)&quot;,&quot;noteIndex&quot;:0},&quot;citationItems&quot;:[{&quot;id&quot;:13,&quot;uris&quot;:[&quot;http://zotero.org/users/14655990/items/PBCIN2X4&quot;],&quot;itemData&quot;:{&quot;id&quot;:13,&quot;type&quot;:&quot;paper-conference&quot;,&quot;abstract&quot;:&quot;Misconceptions about digital security and privacy topics in the general public frequently lead to insecure behavior. However, little is known about the prevalence and extent of such misconceptions in a global context. In this work, we present the results of the first large-scale survey of a global population on misconceptions: We conducted an online survey with n = 12, 351&amp;nbsp;participants in 12&amp;nbsp;countries on four continents. By investigating influencing factors of misconceptions around eight common security and privacy topics (including E2EE, Wi-Fi, VPN, and malware), we find the country of residence to be the strongest estimate for holding misconceptions. We also identify differences between non-Western and Western countries, demonstrating the need for region-specific research on user security knowledge, perceptions, and behavior. While we did not observe many outright misconceptions, we did identify a lack of understanding and uncertainty about several fundamental privacy and security topics.&quot;,&quot;collection-title&quot;:&quot;CHI '23&quot;,&quot;container-title&quot;:&quot;Proceedings of the 2023 CHI Conference on Human Factors in Computing Systems&quot;,&quot;DOI&quot;:&quot;10.1145/3544548.3581410&quot;,&quot;event-place&quot;:&quot;New York, NY, USA&quot;,&quot;ISBN&quot;:&quot;978-1-4503-9421-5&quot;,&quot;page&quot;:&quot;1–23&quot;,&quot;publisher&quot;:&quot;Association for Computing Machinery&quot;,&quot;publisher-place&quot;:&quot;New York, NY, USA&quot;,&quot;source&quot;:&quot;ACM Digital Library&quot;,&quot;title&quot;:&quot;A World Full of Privacy and Security (Mis)conceptions? Findings of a Representative Survey in 12 Countries&quot;,&quot;title-short&quot;:&quot;A World Full of Privacy and Security (Mis)conceptions?&quot;,&quot;URL&quot;:&quot;https://dl.acm.org/doi/10.1145/3544548.3581410&quot;,&quot;author&quot;:[{&quot;family&quot;:&quot;Herbert&quot;,&quot;given&quot;:&quot;Franziska&quot;},{&quot;family&quot;:&quot;Becker&quot;,&quot;given&quot;:&quot;Steffen&quot;},{&quot;family&quot;:&quot;Schaewitz&quot;,&quot;given&quot;:&quot;Leonie&quot;},{&quot;family&quot;:&quot;Hielscher&quot;,&quot;given&quot;:&quot;Jonas&quot;},{&quot;family&quot;:&quot;Kowalewski&quot;,&quot;given&quot;:&quot;Marvin&quot;},{&quot;family&quot;:&quot;Sasse&quot;,&quot;given&quot;:&quot;Angela&quot;},{&quot;family&quot;:&quot;Acar&quot;,&quot;given&quot;:&quot;Yasemin&quot;},{&quot;family&quot;:&quot;Dürmuth&quot;,&quot;given&quot;:&quot;Markus&quot;}],&quot;accessed&quot;:{&quot;date-parts&quot;:[[&quot;2024&quot;,8,3]]},&quot;issued&quot;:{&quot;date-parts&quot;:[[&quot;2023&quot;,4,19]]}}}],&quot;schema&quot;:&quot;https://github.com/citation-style-language/schema/raw/master/csl-citation.json&quot;} RNDL5mZtM513n"/><text:span text:style-name="T23"> – some countries are more digiti</text:span><text:span text:style-name="T26">s</text:span><text:span text:style-name="T23">ed than others </text:span><text:span text:style-name="T29">and</text:span><text:span text:style-name="T23"> the </text:span><text:span text:style-name="T29">attitude towards cyber security varies. Thus, for example The Australian Signals Directorate </text:span><text:span text:style-name="T28">developed </text:span><text:span text:style-name="T26">an </text:span><text:span text:style-name="T28">Information Security Manual (ISM), the National Institute of Standards and Technology in the USA created cyber security standards – </text:span><text:span text:style-name="T30">organizations and individuals can reference these documents to establish defense against cyber attacks</text:span><text:span text:style-name="T29">. In presented work the main focus will be </text:span><text:span text:style-name="T26">the </text:span><text:span text:style-name="T29">situation </text:span><text:span text:style-name="T28">in New Zealand. </text:span><text:span text:style-name="T30">New Zealand has undertaken a rapid strategy in digiti</text:span><text:span text:style-name="T26">s</text:span><text:span text:style-name="T30">ation and addressed the problem of cyber security as well.</text:span></text:p>
      <text:p text:style-name="P4"><text:span text:style-name="T12">Vulnerabilities in public w</text:span>ireless networks</text:p>
      <text:p text:style-name="P5">Security testing</text:p>
      <text:p text:style-name="P10">NIST Special Publications and Cybersecurity Framework (CSF) have answer<text:span text:style-name="T64">s</text:span> to major questions on implementation and network design as well as risk management <text:span text:style-name="T64">commonly </text:span>for enterprise organisations. However, this systematization is scalable and can be projected on any facility.</text:p>
      <text:p text:style-name="P10">CSF describes cyber security outcomes that organis<text:span text:style-name="T64">at</text:span>ions can use to manage risks. The concept is known as CSF Core and it denotes <text:span text:style-name="T64">the </text:span>following independent Functions:</text:p>
      <text:list text:style-name="L1">
        <text:list-item>
          <text:p text:style-name="P39">Govern: formation of strategies and policies</text:p>
        </text:list-item>
        <text:list-item>
          <text:p text:style-name="P39">Identify: cyber security risks analysis</text:p>
        </text:list-item>
        <text:list-item>
          <text:p text:style-name="P39"><text:soft-page-break/>Protect: implementation of security strategies</text:p>
        </text:list-item>
        <text:list-item>
          <text:p text:style-name="P39">Detect: monitoring</text:p>
        </text:list-item>
        <text:list-item>
          <text:p text:style-name="P39">Respond: action<text:span text:style-name="T66">s</text:span> taken in case of breach or attack</text:p>
        </text:list-item>
        <text:list-item>
          <text:p text:style-name="P39">Recover: post-incident plan</text:p>
        </text:list-item>
      </text:list>
      <text:p text:style-name="P45"><text:span text:style-name="T32">Adding testing to Govern and Identify </text:span><text:span text:style-name="T38">Functions</text:span><text:span text:style-name="T32"> contributes to prompt detection of problems in Detect Function and shorten</text:span><text:span text:style-name="T37">s</text:span><text:span text:style-name="T32"> the time to take actions on </text:span><text:span text:style-name="T37">the </text:span><text:span text:style-name="T32">Respond and Recover Function layer </text:span><text:reference-mark-start text:name="ZOTERO_ITEM CSL_CITATION {&quot;citationID&quot;:&quot;2i7ewkBG&quot;,&quot;properties&quot;:{&quot;formattedCitation&quot;:&quot;(National Institute of Standards and Technology, 2024, pp. 3\\uc0\\u8211{}5)&quot;,&quot;plainCitation&quot;:&quot;(National Institute of Standards and Technology, 2024, pp. 3–5)&quot;,&quot;noteIndex&quot;:0},&quot;citationItems&quot;:[{&quot;id&quot;:71,&quot;uris&quot;:[&quot;http://zotero.org/users/14655990/items/7HCN2KCS&quot;],&quot;itemData&quot;:{&quot;id&quot;:71,&quot;type&quot;:&quot;report&quot;,&quot;abstract&quot;:&quot;The NIST Cybersecurity Framework (CSF) 2.0 provides guidance to industry, government agencies, and other organizations to manage cybersecurity risks. It offers a taxonomy of high-level cybersecurity outcomes that can be used by any organization — regardless of its size, sector, or maturity — to better understand, assess, prioritize, and communicate its cybersecurity efforts. The CSF does not prescribe how outcomes should be achieved. Rather, it links to resources that provide additional guidance on practices and controls that could be used to achieve those outcomes. This document explains CSF 2.0 and its components and describes some of the many ways that it can be used.&quot;,&quot;event-place&quot;:&quot;Gaithersburg, MD&quot;,&quot;note&quot;:&quot;DOI: 10.6028/NIST.CSWP.29&quot;,&quot;number&quot;:&quot;NIST CSWP 29&quot;,&quot;page&quot;:&quot;3-5&quot;,&quot;publisher&quot;:&quot;National Institute of Standards and Technology&quot;,&quot;publisher-place&quot;:&quot;Gaithersburg, MD&quot;,&quot;source&quot;:&quot;DOI.org (Crossref)&quot;,&quot;title&quot;:&quot;The NIST Cybersecurity Framework (CSF) 2.0&quot;,&quot;URL&quot;:&quot;https://nvlpubs.nist.gov/nistpubs/CSWP/NIST.CSWP.29.pdf&quot;,&quot;author&quot;:[{&quot;literal&quot;:&quot;National Institute of Standards and Technology&quot;}],&quot;accessed&quot;:{&quot;date-parts&quot;:[[&quot;2024&quot;,8,15]]},&quot;issued&quot;:{&quot;date-parts&quot;:[[&quot;2024&quot;,2,26]]}},&quot;locator&quot;:&quot;3-5&quot;,&quot;label&quot;:&quot;page&quot;}],&quot;schema&quot;:&quot;https://github.com/citation-style-language/schema/raw/master/csl-citation.json&quot;} RNDNt1vIDcTeL"/><text:span text:style-name="T5">(National Institute of Standards and Technology, 2024, pp. 3</text:span><text:span text:style-name="T4">–5)</text:span><text:reference-mark-end text:name="ZOTERO_ITEM CSL_CITATION {&quot;citationID&quot;:&quot;2i7ewkBG&quot;,&quot;properties&quot;:{&quot;formattedCitation&quot;:&quot;(National Institute of Standards and Technology, 2024, pp. 3\\uc0\\u8211{}5)&quot;,&quot;plainCitation&quot;:&quot;(National Institute of Standards and Technology, 2024, pp. 3–5)&quot;,&quot;noteIndex&quot;:0},&quot;citationItems&quot;:[{&quot;id&quot;:71,&quot;uris&quot;:[&quot;http://zotero.org/users/14655990/items/7HCN2KCS&quot;],&quot;itemData&quot;:{&quot;id&quot;:71,&quot;type&quot;:&quot;report&quot;,&quot;abstract&quot;:&quot;The NIST Cybersecurity Framework (CSF) 2.0 provides guidance to industry, government agencies, and other organizations to manage cybersecurity risks. It offers a taxonomy of high-level cybersecurity outcomes that can be used by any organization — regardless of its size, sector, or maturity — to better understand, assess, prioritize, and communicate its cybersecurity efforts. The CSF does not prescribe how outcomes should be achieved. Rather, it links to resources that provide additional guidance on practices and controls that could be used to achieve those outcomes. This document explains CSF 2.0 and its components and describes some of the many ways that it can be used.&quot;,&quot;event-place&quot;:&quot;Gaithersburg, MD&quot;,&quot;note&quot;:&quot;DOI: 10.6028/NIST.CSWP.29&quot;,&quot;number&quot;:&quot;NIST CSWP 29&quot;,&quot;page&quot;:&quot;3-5&quot;,&quot;publisher&quot;:&quot;National Institute of Standards and Technology&quot;,&quot;publisher-place&quot;:&quot;Gaithersburg, MD&quot;,&quot;source&quot;:&quot;DOI.org (Crossref)&quot;,&quot;title&quot;:&quot;The NIST Cybersecurity Framework (CSF) 2.0&quot;,&quot;URL&quot;:&quot;https://nvlpubs.nist.gov/nistpubs/CSWP/NIST.CSWP.29.pdf&quot;,&quot;author&quot;:[{&quot;literal&quot;:&quot;National Institute of Standards and Technology&quot;}],&quot;accessed&quot;:{&quot;date-parts&quot;:[[&quot;2024&quot;,8,15]]},&quot;issued&quot;:{&quot;date-parts&quot;:[[&quot;2024&quot;,2,26]]}},&quot;locator&quot;:&quot;3-5&quot;,&quot;label&quot;:&quot;page&quot;}],&quot;schema&quot;:&quot;https://github.com/citation-style-language/schema/raw/master/csl-citation.json&quot;} RNDNt1vIDcTeL"/><text:span text:style-name="T32">.</text:span></text:p>
      <text:p text:style-name="P40"/>
      <text:p text:style-name="normal"><text:span text:style-name="T58"/></text:p>
      <text:p text:style-name="P48"><text:span text:style-name="T58">Wireless Local Area Networks (WLANs) are considered less protected because transmissions can be intercepted or altered with relative ease. In order to monitor the traffic on wired network the attacker needs to physically access the system. On the other hand, for WLAN it is sufficient to be within the range of transmission signal.</text:span></text:p>
      <text:p text:style-name="P48"><text:span text:style-name="T59">Wi-Fi specific attacks can be categorised as active and passive. </text:span><text:span text:style-name="T58">According to Patra and Mukherjee </text:span><text:reference-mark-start text:name="ZOTERO_ITEM CSL_CITATION {&quot;citationID&quot;:&quot;oKkaaS84&quot;,&quot;properties&quot;:{&quot;formattedCitation&quot;:&quot;(2021)&quot;,&quot;plainCitation&quot;:&quot;(2021)&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label&quot;:&quot;page&quot;,&quot;suppress-author&quot;:true}],&quot;schema&quot;:&quot;https://github.com/citation-style-language/schema/raw/master/csl-citation.json&quot;} RNDKwuIwOI0pC"/><text:span text:style-name="T58">(2021)</text:span><text:reference-mark-end text:name="ZOTERO_ITEM CSL_CITATION {&quot;citationID&quot;:&quot;oKkaaS84&quot;,&quot;properties&quot;:{&quot;formattedCitation&quot;:&quot;(2021)&quot;,&quot;plainCitation&quot;:&quot;(2021)&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label&quot;:&quot;page&quot;,&quot;suppress-author&quot;:true}],&quot;schema&quot;:&quot;https://github.com/citation-style-language/schema/raw/master/csl-citation.json&quot;} RNDKwuIwOI0pC"/><text:span text:style-name="T57"> </text:span><text:span text:style-name="T59">the main vulnerabilities that Wi-Fi suffers </text:span><text:span text:style-name="T60">from are: weak or non-existent authentication, default configurations and old or non-existent encryption protocols, such as WEP. </text:span></text:p>
      <text:p text:style-name="P8"/>
      <text:p text:style-name="P8"/>
      <text:p text:style-name="P8">Among the <text:span text:style-name="T65">t</text:span>hree tenets of information security – Confidentiality, Integrity and Availability (CIA) – the principles <text:span text:style-name="T39">that fit into </text:span><text:span text:style-name="T65">the </text:span><text:span text:style-name="T39">framework of the research problem</text:span> are Confidentiality and Integrity, <text:span text:style-name="T39">and they imply that</text:span> the wireless network setup should encrypt <text:span text:style-name="T65">a </text:span>user’s message sent through the network so that <text:span text:style-name="T20">unauthorised</text:span> individuals cannot access it, and the message should not be changed. Other other hand, the <text:span text:style-name="T39">domain</text:span> of Availability <text:span text:style-name="T39">are subjects like</text:span> <text:span text:style-name="T39">the </text:span>quality of a Wi-Fi network, <text:span text:style-name="T39">which is out of scope of the topic.</text:span></text:p>
      <text:p text:style-name="P22"><text:span text:style-name="T21"/></text:p>
      <text:p text:style-name="P23"><text:span text:style-name="T21">In NIST Special Publications (SP) 800 series </text:span><text:span text:style-name="T35">wireless networks are considered <text:s/></text:span></text:p>
      <text:p text:style-name="P23"><text:span text:style-name="T31">active and passive </text:span><text:span text:style-name="T35">attacks</text:span><text:span text:style-name="T31">.</text:span></text:p>
      <text:p text:style-name="P24"><text:span text:style-name="T21"/></text:p>
      <text:p text:style-name="P11">default configurations</text:p>
      <text:p text:style-name="P11">SSID fraud</text:p>
      <text:p text:style-name="P5"><text:soft-page-break/>User’s behaviour</text:p>
      <text:p text:style-name="P35"><text:span text:style-name="T54">A u</text:span><text:span text:style-name="T41">ser’s perspective is thoroughly analysed in the research conducted </text:span><text:span text:style-name="T43">in the USA </text:span><text:span text:style-name="T41">by </text:span><text:span text:style-name="T42">Choi et al.</text:span><text:span text:style-name="T41"> </text:span><text:reference-mark-start text:name="ZOTERO_ITEM CSL_CITATION {&quot;citationID&quot;:&quot;dVoqe0IL&quot;,&quot;properties&quot;:{&quot;formattedCitation&quot;:&quot;(2022)&quot;,&quot;plainCitation&quot;:&quot;(2022)&quot;,&quot;noteIndex&quot;:0},&quot;citationItems&quot;:[{&quot;id&quot;:3,&quot;uris&quot;:[&quot;http://zotero.org/users/14655990/items/AJY8RC3M&quot;],&quot;itemData&quot;:{&quot;id&quot;:3,&quot;type&quot;:&quot;article-journal&quot;,&quot;abstract&quot;:&quot;Dramatic increases in public Wi-Fi™ (hereafter referred to as Wi-Fi) availability have occurred over the last decade. Although Wi-Fi provides convenient network connectivity, it has significant security vulnerabilities. Despite widespread knowledge of potential vulnerabilities of public Wi-Fi, most people simply connect to it in public places. We investigated the individual calculus behind risk-taking behavior based on the theoretical foundations of risk taking behavior, technology threat avoidance theory, prospect theory, and self-determination theory. Using survey data collected from 1313 respondents in the United States, this study found that avoidance motivation, risk averting propensity, and intrinsic and extrinsic motivations affect intention to use public Wi-Fi. In addition, our results indicate that avoidance motivation is related to safeguard effectiveness, safeguard cost, and perceived threat, while risk averting propensity is associated with positive outcome history, age, gender, and education attainment.&quot;,&quot;container-title&quot;:&quot;Information Systems Frontiers&quot;,&quot;DOI&quot;:&quot;10.1007/s10796-021-10119-7&quot;,&quot;ISSN&quot;:&quot;13873326&quot;,&quot;issue&quot;:&quot;3&quot;,&quot;language&quot;:&quot;English&quot;,&quot;license&quot;:&quot;© The Author(s), under exclusive licence to Springer Science+Business Media, LLC part of Springer Nature 2021.&quot;,&quot;note&quot;:&quot;number-of-pages: 965-982\npublisher-place: New York, Netherlands\npublisher: Springer Nature B.V.&quot;,&quot;page&quot;:&quot;965-982&quot;,&quot;source&quot;:&quot;ProQuest&quot;,&quot;title&quot;:&quot;Risk Taking Behaviors Using Public Wi-Fi™&quot;,&quot;volume&quot;:&quot;24&quot;,&quot;author&quot;:[{&quot;family&quot;:&quot;Choi&quot;,&quot;given&quot;:&quot;Hoon S.&quot;},{&quot;family&quot;:&quot;Carpenter&quot;,&quot;given&quot;:&quot;Darrell&quot;},{&quot;family&quot;:&quot;Ko&quot;,&quot;given&quot;:&quot;Myung S.&quot;}],&quot;issued&quot;:{&quot;date-parts&quot;:[[&quot;2022&quot;,6]]}},&quot;label&quot;:&quot;page&quot;,&quot;suppress-author&quot;:true}],&quot;schema&quot;:&quot;https://github.com/citation-style-language/schema/raw/master/csl-citation.json&quot;} RNDHRHGiGOnHY"/><text:span text:style-name="T41">(2022)</text:span><text:reference-mark-end text:name="ZOTERO_ITEM CSL_CITATION {&quot;citationID&quot;:&quot;dVoqe0IL&quot;,&quot;properties&quot;:{&quot;formattedCitation&quot;:&quot;(2022)&quot;,&quot;plainCitation&quot;:&quot;(2022)&quot;,&quot;noteIndex&quot;:0},&quot;citationItems&quot;:[{&quot;id&quot;:3,&quot;uris&quot;:[&quot;http://zotero.org/users/14655990/items/AJY8RC3M&quot;],&quot;itemData&quot;:{&quot;id&quot;:3,&quot;type&quot;:&quot;article-journal&quot;,&quot;abstract&quot;:&quot;Dramatic increases in public Wi-Fi™ (hereafter referred to as Wi-Fi) availability have occurred over the last decade. Although Wi-Fi provides convenient network connectivity, it has significant security vulnerabilities. Despite widespread knowledge of potential vulnerabilities of public Wi-Fi, most people simply connect to it in public places. We investigated the individual calculus behind risk-taking behavior based on the theoretical foundations of risk taking behavior, technology threat avoidance theory, prospect theory, and self-determination theory. Using survey data collected from 1313 respondents in the United States, this study found that avoidance motivation, risk averting propensity, and intrinsic and extrinsic motivations affect intention to use public Wi-Fi. In addition, our results indicate that avoidance motivation is related to safeguard effectiveness, safeguard cost, and perceived threat, while risk averting propensity is associated with positive outcome history, age, gender, and education attainment.&quot;,&quot;container-title&quot;:&quot;Information Systems Frontiers&quot;,&quot;DOI&quot;:&quot;10.1007/s10796-021-10119-7&quot;,&quot;ISSN&quot;:&quot;13873326&quot;,&quot;issue&quot;:&quot;3&quot;,&quot;language&quot;:&quot;English&quot;,&quot;license&quot;:&quot;© The Author(s), under exclusive licence to Springer Science+Business Media, LLC part of Springer Nature 2021.&quot;,&quot;note&quot;:&quot;number-of-pages: 965-982\npublisher-place: New York, Netherlands\npublisher: Springer Nature B.V.&quot;,&quot;page&quot;:&quot;965-982&quot;,&quot;source&quot;:&quot;ProQuest&quot;,&quot;title&quot;:&quot;Risk Taking Behaviors Using Public Wi-Fi™&quot;,&quot;volume&quot;:&quot;24&quot;,&quot;author&quot;:[{&quot;family&quot;:&quot;Choi&quot;,&quot;given&quot;:&quot;Hoon S.&quot;},{&quot;family&quot;:&quot;Carpenter&quot;,&quot;given&quot;:&quot;Darrell&quot;},{&quot;family&quot;:&quot;Ko&quot;,&quot;given&quot;:&quot;Myung S.&quot;}],&quot;issued&quot;:{&quot;date-parts&quot;:[[&quot;2022&quot;,6]]}},&quot;label&quot;:&quot;page&quot;,&quot;suppress-author&quot;:true}],&quot;schema&quot;:&quot;https://github.com/citation-style-language/schema/raw/master/csl-citation.json&quot;} RNDHRHGiGOnHY"/><text:span text:style-name="T42">, </text:span><text:span text:style-name="T43">and according to it, people are prone to risky </text:span><text:span text:style-name="T47">behaviour</text:span><text:span text:style-name="T43"> — such as checking their bank account and email — while connected to public access points. Generally, the question of convenience comes before security and the study gives the details about the reasons people do that while taking into account internal and external components of this decision. The study is based on four major theories: technology threat avoidance, <text:s/>prospect theory, risk taking </text:span><text:span text:style-name="T47">behaviour</text:span><text:span text:style-name="T43"> and self-determination theory (SDT). The authors address the question of why people would still engage in careless actions on public wireless networks even when they are aware that it is dangerous. As an empirical side of </text:span><text:span text:style-name="T55">the </text:span><text:span text:style-name="T43">research 1313 participants were given a survey, which provided useful data to test </text:span><text:span text:style-name="T55">Choi et al.s’</text:span><text:span text:style-name="T43"> hypotheses. First, they found </text:span><text:span text:style-name="T56">out that</text:span><text:span text:style-name="T43"> </text:span><text:span text:style-name="T61">avoidance motivation</text:span><text:span text:style-name="T55"> </text:span><text:span text:style-name="T43">has </text:span><text:span text:style-name="T55">a </text:span><text:span text:style-name="T43">negative correlation with </text:span><text:span text:style-name="T62">intent to use public Wi-Fi</text:span><text:span text:style-name="T43"> and safeguard effectiveness. Safeguard effectiveness here is perceived efficiency of safeguard measures in preventing IT threats. <text:s/></text:span><text:span text:style-name="T55">Secondly,</text:span><text:span text:style-name="T43"> safeguard costs has </text:span><text:span text:style-name="T55">a </text:span><text:span text:style-name="T43">positive correlation with </text:span><text:span text:style-name="T61">avoidance motivation</text:span><text:span text:style-name="T43">, however, self-efficacy does not strongly affect it. Following that, risk averting tendency diminishes if the experience of use of public AP is positive and they most likely </text:span><text:span text:style-name="T55">would</text:span><text:span text:style-name="T43"> use it in future. Demographics did not have strong affect on the findings, but education increases the </text:span><text:span text:style-name="T61">risk averting propensity</text:span><text:span text:style-name="T43">. </text:span><text:span text:style-name="T44">Researchers also found similarities in impulsive decision-making patterns between smoking or alcohol consumption and the actions users take while connected to public wireless networks. Empirical data gave an insight on internal and external motivations. For instance, a user might connect to public Wi-Fi to fulfill the</text:span><text:span text:style-name="T55">ir</text:span><text:span text:style-name="T44"> entertainment needs (gaming, media content etc.) which is internal motivation, and external inducements could include completing urgent and practical tasks, like emailing or </text:span><text:span text:style-name="T55">the </text:span><text:span text:style-name="T44">use of online services (taxi, automated bureaucracy tools etc.). The researchers concluded that public facilities ought to warn users of possible threats which might decrease the tendency for risky </text:span><text:span text:style-name="T47">behaviour</text:span><text:span text:style-name="T44">.</text:span></text:p>
      <text:p text:style-name="P31"><text:span text:style-name="T44"/></text:p>
      <text:p text:style-name="P36"><text:span text:style-name="T44">A</text:span><text:span text:style-name="T45">nother </text:span><text:span text:style-name="T55">piece of </text:span><text:span text:style-name="T45">research </text:span><text:span text:style-name="T47">from the USA </text:span><text:span text:style-name="T45">regarding public Wi-Fi usage patterns was carried out by Maimon et al. </text:span><text:reference-mark-start text:name="ZOTERO_ITEM CSL_CITATION {&quot;citationID&quot;:&quot;nilvDQjX&quot;,&quot;properties&quot;:{&quot;formattedCitation&quot;:&quot;(2022)&quot;,&quot;plainCitation&quot;:&quot;(2022)&quot;,&quot;noteIndex&quot;:0},&quot;citationItems&quot;:[{&quot;id&quot;:7,&quot;uris&quot;:[&quot;http://zotero.org/users/14655990/items/JB35GYB5&quot;],&quot;itemData&quot;:{&quot;id&quot;:7,&quot;type&quot;:&quot;article-journal&quot;,&quot;abstract&quot;:&quot;Accessing public Wi-Fi networks can be as dangerous as it is convenient. People who access a public Wi-Fi network should engage in self-protective behaviors to keep their data safe from malicious actors on the same network as well as persons looking over their shoulder, literally and proverbially. Using two independent research designs, we examined under what circumstances were people more likely to access an unsecured Wi-Fi network and engage in risky behavior on these networks. Findings from the first study, based on survey data, reveal that people who are more situationally aware are less likely to access personal accounts on public Wi-Fi and more likely to cover their screen to prevent others from viewing personal information. Additionally, findings show that people with higher computer proficiencies are less likely to engage with public Wi-Fi. For the second study, our research team designed and deployed honeypot Wi-Fi networks. We found that people are more likely to access these unsecured, rogue networks in establishments with fewer on-duty employees and that do not offer legitimate public Wi-Fi. Additionally, the number of on-duty employees is associated with an increase in physical security behaviors, such as concealing a screen. We conclude by discussing how these findings can aid in reducing susceptibility to online victimization.&quot;,&quot;container-title&quot;:&quot;Security Journal&quot;,&quot;DOI&quot;:&quot;10.1057/s41284-020-00270-2&quot;,&quot;ISSN&quot;:&quot;09551662&quot;,&quot;issue&quot;:&quot;1&quot;,&quot;language&quot;:&quot;English&quot;,&quot;license&quot;:&quot;© Springer Nature Limited 2020.&quot;,&quot;note&quot;:&quot;number-of-pages: 154-174\npublisher-place: London, United Kingdom\npublisher: Palgrave Macmillan&quot;,&quot;page&quot;:&quot;154-174&quot;,&quot;source&quot;:&quot;ProQuest&quot;,&quot;title&quot;:&quot;Situational awareness and public Wi-Fi users’ self-protective behaviors&quot;,&quot;volume&quot;:&quot;35&quot;,&quot;author&quot;:[{&quot;family&quot;:&quot;Maimon&quot;,&quot;given&quot;:&quot;David&quot;},{&quot;family&quot;:&quot;Jordan&quot;,&quot;given&quot;:&quot;Howell C.&quot;},{&quot;family&quot;:&quot;Scott&quot;,&quot;given&quot;:&quot;Jacques&quot;},{&quot;family&quot;:&quot;Perkins&quot;,&quot;given&quot;:&quot;Robert C.&quot;}],&quot;issued&quot;:{&quot;date-parts&quot;:[[&quot;2022&quot;,3]]}},&quot;label&quot;:&quot;page&quot;,&quot;suppress-author&quot;:true}],&quot;schema&quot;:&quot;https://github.com/citation-style-language/schema/raw/master/csl-citation.json&quot;} RNDMQn83VWShB"/><text:span text:style-name="T45">(2022)</text:span><text:reference-mark-end text:name="ZOTERO_ITEM CSL_CITATION {&quot;citationID&quot;:&quot;nilvDQjX&quot;,&quot;properties&quot;:{&quot;formattedCitation&quot;:&quot;(2022)&quot;,&quot;plainCitation&quot;:&quot;(2022)&quot;,&quot;noteIndex&quot;:0},&quot;citationItems&quot;:[{&quot;id&quot;:7,&quot;uris&quot;:[&quot;http://zotero.org/users/14655990/items/JB35GYB5&quot;],&quot;itemData&quot;:{&quot;id&quot;:7,&quot;type&quot;:&quot;article-journal&quot;,&quot;abstract&quot;:&quot;Accessing public Wi-Fi networks can be as dangerous as it is convenient. People who access a public Wi-Fi network should engage in self-protective behaviors to keep their data safe from malicious actors on the same network as well as persons looking over their shoulder, literally and proverbially. Using two independent research designs, we examined under what circumstances were people more likely to access an unsecured Wi-Fi network and engage in risky behavior on these networks. Findings from the first study, based on survey data, reveal that people who are more situationally aware are less likely to access personal accounts on public Wi-Fi and more likely to cover their screen to prevent others from viewing personal information. Additionally, findings show that people with higher computer proficiencies are less likely to engage with public Wi-Fi. For the second study, our research team designed and deployed honeypot Wi-Fi networks. We found that people are more likely to access these unsecured, rogue networks in establishments with fewer on-duty employees and that do not offer legitimate public Wi-Fi. Additionally, the number of on-duty employees is associated with an increase in physical security behaviors, such as concealing a screen. We conclude by discussing how these findings can aid in reducing susceptibility to online victimization.&quot;,&quot;container-title&quot;:&quot;Security Journal&quot;,&quot;DOI&quot;:&quot;10.1057/s41284-020-00270-2&quot;,&quot;ISSN&quot;:&quot;09551662&quot;,&quot;issue&quot;:&quot;1&quot;,&quot;language&quot;:&quot;English&quot;,&quot;license&quot;:&quot;© Springer Nature Limited 2020.&quot;,&quot;note&quot;:&quot;number-of-pages: 154-174\npublisher-place: London, United Kingdom\npublisher: Palgrave Macmillan&quot;,&quot;page&quot;:&quot;154-174&quot;,&quot;source&quot;:&quot;ProQuest&quot;,&quot;title&quot;:&quot;Situational awareness and public Wi-Fi users’ self-protective behaviors&quot;,&quot;volume&quot;:&quot;35&quot;,&quot;author&quot;:[{&quot;family&quot;:&quot;Maimon&quot;,&quot;given&quot;:&quot;David&quot;},{&quot;family&quot;:&quot;Jordan&quot;,&quot;given&quot;:&quot;Howell C.&quot;},{&quot;family&quot;:&quot;Scott&quot;,&quot;given&quot;:&quot;Jacques&quot;},{&quot;family&quot;:&quot;Perkins&quot;,&quot;given&quot;:&quot;Robert C.&quot;}],&quot;issued&quot;:{&quot;date-parts&quot;:[[&quot;2022&quot;,3]]}},&quot;label&quot;:&quot;page&quot;,&quot;suppress-author&quot;:true}],&quot;schema&quot;:&quot;https://github.com/citation-style-language/schema/raw/master/csl-citation.json&quot;} RNDMQn83VWShB"/><text:span text:style-name="T45">, </text:span><text:span text:style-name="T55">which </text:span><text:span text:style-name="T45">raised the question </text:span><text:soft-page-break/><text:span text:style-name="T45">of Situational Awareness (SA). They refer to SA as mindfulness of setting or context and capability to recognise potential threats. The researche</text:span><text:span text:style-name="T55">r</text:span><text:span text:style-name="T45">s state that SA is a factor that defines the </text:span><text:span text:style-name="T46">user’</text:span><text:span text:style-name="T45">s</text:span><text:span text:style-name="T46"> </text:span><text:span text:style-name="T45">actions </text:span><text:span text:style-name="T46">performed on the Internet and each individual has </text:span><text:span text:style-name="T55">a </text:span><text:span text:style-name="T46">different level of SA. </text:span><text:span text:style-name="T47">They had three main hypotheses:</text:span></text:p>
      <text:list text:style-name="L2">
        <text:list-item>
          <text:p text:style-name="P46"><text:span text:style-name="T40">The higher SA a person possess</text:span><text:span text:style-name="T55">es</text:span><text:span text:style-name="T40"> has </text:span><text:span text:style-name="T55">a </text:span><text:span text:style-name="T40">positive correlation with a possibility of using public Wi-Fi.</text:span></text:p>
        </text:list-item>
        <text:list-item>
          <text:p text:style-name="P46"><text:span text:style-name="T40">The level of SA has </text:span><text:span text:style-name="T55">a </text:span><text:span text:style-name="T40">positive correlation with the chance that they use self-protective behaviour </text:span><text:span text:style-name="T48">while using public Wi-Fi.</text:span></text:p>
        </text:list-item>
        <text:list-item>
          <text:p text:style-name="P47"><text:span text:style-name="T40">Having more place managers encourages people into using self-protective </text:span><text:span text:style-name="T47">behaviour </text:span><text:span text:style-name="T40">while connected to public Wi-Fi.</text:span></text:p>
        </text:list-item>
      </text:list>
      <text:p text:style-name="P32"><text:span text:style-name="T49">For the first two points t</text:span><text:span text:style-name="T40">he authors conducted a 12-month survey on the university campus and they ended up with 749 participants. </text:span><text:span text:style-name="T49">The survey confirmed that situationally aware individuals tend to use self-protective behaviour. The study showed that among 749 respondents, 23% <text:s/>replied that they use public Wi-Fi and half of them check their personal accounts.</text:span></text:p>
      <text:p text:style-name="P33"><text:span text:style-name="T40">The researchers also conducted a field study by installing their own </text:span><text:span text:style-name="T51">private</text:span><text:span text:style-name="T40"> wireless network without authentication at 109 public places for 16 months. </text:span><text:span text:style-name="T50">The goal of the field research was to test the third hypothesis. As a result, </text:span><text:span text:style-name="T51">the experiment showed that </text:span><text:span text:style-name="T52">in crowded places or in </text:span><text:span text:style-name="T51">the presence of </text:span><text:span text:style-name="T55">an </text:span><text:span text:style-name="T51">employee </text:span><text:span text:style-name="T52">or a </text:span><text:span text:style-name="T51">manager</text:span><text:span text:style-name="T52"> </text:span><text:span text:style-name="T51">people are more inclined to use safeguard methods like hiding the screen of the</text:span><text:span text:style-name="T55">ir</text:span><text:span text:style-name="T51"> device. </text:span><text:span text:style-name="T50">The researche</text:span><text:span text:style-name="T55">r</text:span><text:span text:style-name="T50">s concluded that </text:span><text:span text:style-name="T51">raising SA is crucial to increase the </text:span><text:span text:style-name="T52">percent of people who cautiously approach the use of public Wi-Fi.</text:span></text:p>
      <text:p text:style-name="P33"><text:span text:style-name="T52"/></text:p>
      <text:p text:style-name="P34"><text:span text:style-name="T52">T</text:span><text:span text:style-name="T40">hese research works approach the problem of behavioural study from different perspectives and confirms that, apart from technologically poor network setup (such as using routers that support old encryption protocol), </text:span><text:span text:style-name="T53">careless behaviour can make it easier for </text:span><text:span text:style-name="T55">an </text:span><text:span text:style-name="T53">attacker to get sensitive data.</text:span></text:p>
      <text:p text:style-name="Heading_20_3">New Zealand</text:p>
      <text:p text:style-name="P11">NZISM</text:p>
      <text:p text:style-name="P11">Cert NZ data</text:p>
      <text:p text:style-name="P12"/>
      <text:p text:style-name="Heading_20_3"><text:soft-page-break/>Conclusion</text:p>
      <text:p text:style-name="P42">In the world driven by information <text:span text:style-name="T67">and new online ser.</text:span></text:p>
      <text:p text:style-name="P43">Internet access is vital nowadays. </text:p>
      <text:p text:style-name="P13">• In the final part of the review you should state your research problem and</text:p>
      <text:p text:style-name="P13">research question and describe how the articles you read lead to them.</text:p>
      <text:p text:style-name="P6"/>
      <text:p text:style-name="P6">Your literature review should identify the following:</text:p>
      <text:p text:style-name="P6">• What is already known about the topic;</text:p>
      <text:p text:style-name="P6">• Relevant theories and concepts;</text:p>
      <text:p text:style-name="P6">• Any significant controversies or inconsistencies; and</text:p>
      <text:p text:style-name="P6">• Any unanswered research questions.</text:p>
      <text:p text:style-name="P6">GLOSSARY OF TERMS</text:p>
      <text:p text:style-name="P6"/>
      <text:p text:style-name="P6"><text:span text:style-name="T6">A</text:span>ccess point (AP)</text:p>
      <text:p text:style-name="P14">Wi-Fi – <text:span text:style-name="T18">wireless local area network (WLAN) based on IEEE 802.11 standard. </text:span></text:p>
      <text:p text:style-name="P15">WEP</text:p>
      <text:p text:style-name="P16">TRF receiver</text:p>
      <text:p text:style-name="P16">cybercrime</text:p>
      <text:p text:style-name="P16">COVID-19</text:p>
      <text:p text:style-name="P16">Hardening</text:p>
      <text:p text:style-name="P16"/>
      <text:p text:style-name="P16"/>
      <text:p text:style-name="P6"/>
      <text:p text:style-name="P6">An alphabetical list of technical terms used (and terms relating specifically to your</text:p>
      <text:p text:style-name="P6">topic) and a brief explanation of their meanings.</text:p>
      <text:p text:style-name="P6"/>
      <text:p text:style-name="P6"/>
      <text:p text:style-name="P6"/>
      <text:p text:style-name="P17"/>
      <table:table table:name="Table1" table:style-name="Table1">
        <table:table-column table:style-name="Table1.A"/>
        <table:table-column table:style-name="Table1.B"/>
        <table:table-row table:style-name="Table1.1">
          <table:table-cell table:style-name="Table1.A1" table:number-columns-spanned="2" office:value-type="string">
            <text:p text:style-name="P20">Presentation (max 10)</text:p>
          </table:table-cell>
          <table:covered-table-cell/>
        </table:table-row>
        <table:table-row table:style-name="Table1.2">
          <table:table-cell table:style-name="Table1.A1" office:value-type="string">
            <text:p text:style-name="P18">Cover page present and correct</text:p>
          </table:table-cell>
          <table:table-cell table:style-name="Table1.A1" office:value-type="string">
            <text:p text:style-name="P18">2</text:p>
          </table:table-cell>
        </table:table-row>
        <table:table-row table:style-name="Table1.3">
          <table:table-cell table:style-name="Table1.A1" office:value-type="string">
            <text:p text:style-name="P18">Headings, quotes, lists, captions and tables used appropriately </text:p>
          </table:table-cell>
          <table:table-cell table:style-name="Table1.A1" office:value-type="string">
            <text:p text:style-name="P18">6</text:p>
          </table:table-cell>
        </table:table-row>
        <table:table-row table:style-name="Table1.4">
          <table:table-cell table:style-name="Table1.A1" office:value-type="string">
            <text:p text:style-name="P18">Presentation is tidy and conforms to requirements </text:p>
          </table:table-cell>
          <table:table-cell table:style-name="Table1.A1" office:value-type="string">
            <text:p text:style-name="P18">2</text:p>
          </table:table-cell>
        </table:table-row>
        <table:table-row table:style-name="Table1.1">
          <table:table-cell table:style-name="Table1.A1" table:number-columns-spanned="2" office:value-type="string">
            <text:p text:style-name="P20">Content (max 55)</text:p>
          </table:table-cell>
          <table:covered-table-cell/>
        </table:table-row>
        <table:table-row table:style-name="Table1.6">
          <table:table-cell table:style-name="Table1.A1" office:value-type="string">
            <text:p text:style-name="P18">Introduction clearly explains the point and content of the review</text:p>
          </table:table-cell>
          <table:table-cell table:style-name="Table1.A1" office:value-type="string">
            <text:p text:style-name="P18">5</text:p>
          </table:table-cell>
        </table:table-row>
        <table:table-row table:style-name="Table1.7">
          <table:table-cell table:style-name="Table1.A1" office:value-type="string">
            <text:p text:style-name="P18">Literature sources are well integrated into the argument</text:p>
          </table:table-cell>
          <table:table-cell table:style-name="Table1.A1" office:value-type="string">
            <text:p text:style-name="P18">10</text:p>
          </table:table-cell>
        </table:table-row>
        <table:table-row table:style-name="Table1.8">
          <table:table-cell table:style-name="Table1.A1" office:value-type="string">
            <text:p text:style-name="P18">Writing is ordered logically and flows between points</text:p>
          </table:table-cell>
          <table:table-cell table:style-name="Table1.A1" office:value-type="string">
            <text:p text:style-name="P18">10</text:p>
          </table:table-cell>
        </table:table-row>
        <table:table-row table:style-name="Table1.9">
          <table:table-cell table:style-name="Table1.A1" office:value-type="string">
            <text:p text:style-name="P18">Writing is clear and grammatically correct </text:p>
          </table:table-cell>
          <table:table-cell table:style-name="Table1.A1" office:value-type="string">
            <text:p text:style-name="P18">5</text:p>
          </table:table-cell>
        </table:table-row>
        <table:table-row table:style-name="Table1.10">
          <table:table-cell table:style-name="Table1.A1" office:value-type="string">
            <text:p text:style-name="P18">Specific claims are clearly supported</text:p>
          </table:table-cell>
          <table:table-cell table:style-name="Table1.A1" office:value-type="string">
            <text:p text:style-name="P18">10</text:p>
          </table:table-cell>
        </table:table-row>
        <table:table-row table:style-name="Table1.11">
          <table:table-cell table:style-name="Table1.A1" office:value-type="string">
            <text:p text:style-name="P18">Literature review remains on topic throughout</text:p>
          </table:table-cell>
          <table:table-cell table:style-name="Table1.A1" office:value-type="string">
            <text:p text:style-name="P18">5</text:p>
          </table:table-cell>
        </table:table-row>
        <table:table-row table:style-name="Table1.12">
          <table:table-cell table:style-name="Table1.A1" office:value-type="string">
            <text:p text:style-name="P18">Research problem is clearly stated and supported by the literature</text:p>
          </table:table-cell>
          <table:table-cell table:style-name="Table1.A1" office:value-type="string">
            <text:p text:style-name="P18">5</text:p>
          </table:table-cell>
        </table:table-row>
        <table:table-row table:style-name="Table1.13">
          <table:table-cell table:style-name="Table1.A1" office:value-type="string">
            <text:p text:style-name="P18">Research question is appropriate and tied to the literature cited</text:p>
          </table:table-cell>
          <table:table-cell table:style-name="Table1.A1" office:value-type="string">
            <text:p text:style-name="P18">5</text:p>
          </table:table-cell>
        </table:table-row>
        <table:table-row table:style-name="Table1.1">
          <table:table-cell table:style-name="Table1.A1" table:number-columns-spanned="2" office:value-type="string">
            <text:p text:style-name="P20">Review Discussion (15 max)</text:p>
          </table:table-cell>
          <table:covered-table-cell/>
        </table:table-row>
        <table:table-row table:style-name="Table1.15">
          <table:table-cell table:style-name="Table1.A1" office:value-type="string">
            <text:p text:style-name="P19">Three questions in relation to the written literature review are</text:p>
            <text:p text:style-name="P19">answered clearly, accurately and reflect the content of the review.</text:p>
            <text:p text:style-name="P18"/>
          </table:table-cell>
          <table:table-cell table:style-name="Table1.A1" office:value-type="string">
            <text:p text:style-name="P18"/>
          </table:table-cell>
        </table:table-row>
        <table:table-row table:style-name="Table1.1">
          <table:table-cell table:style-name="Table1.A1" table:number-columns-spanned="2" office:value-type="string">
            <text:p text:style-name="P20">Glossary of terms (5 max)</text:p>
          </table:table-cell>
          <table:covered-table-cell/>
        </table:table-row>
        <text:soft-page-break/>
        <table:table-row table:style-name="Table1.17">
          <table:table-cell table:style-name="Table1.A1" office:value-type="string">
            <text:p text:style-name="P18">Relevant terms included and clearly described</text:p>
          </table:table-cell>
          <table:table-cell table:style-name="Table1.A1" office:value-type="string">
            <text:p text:style-name="P18">5</text:p>
          </table:table-cell>
        </table:table-row>
        <table:table-row table:style-name="Table1.1">
          <table:table-cell table:style-name="Table1.A1" table:number-columns-spanned="2" office:value-type="string">
            <text:p text:style-name="P18">References (15 max)</text:p>
          </table:table-cell>
          <table:covered-table-cell/>
        </table:table-row>
        <table:table-row table:style-name="Table1.19">
          <table:table-cell table:style-name="Table1.A1" office:value-type="string">
            <text:p text:style-name="P18">Quality of references</text:p>
          </table:table-cell>
          <table:table-cell table:style-name="Table1.A1" office:value-type="string">
            <text:p text:style-name="P18">1</text:p>
          </table:table-cell>
        </table:table-row>
        <table:table-row table:style-name="Table1.20">
          <table:table-cell table:style-name="Table1.A1" office:value-type="string">
            <text:p text:style-name="P18">Appropriate number of sources used</text:p>
          </table:table-cell>
          <table:table-cell table:style-name="Table1.A1" office:value-type="string">
            <text:p text:style-name="P18">1</text:p>
          </table:table-cell>
        </table:table-row>
        <table:table-row table:style-name="Table1.21">
          <table:table-cell table:style-name="Table1.A1" office:value-type="string">
            <text:p text:style-name="P18">Inclusion of in- text references and quotes in APA style format</text:p>
          </table:table-cell>
          <table:table-cell table:style-name="Table1.A1" office:value-type="string">
            <text:p text:style-name="P18">5</text:p>
          </table:table-cell>
        </table:table-row>
        <table:table-row table:style-name="Table1.22">
          <table:table-cell table:style-name="Table1.A1" office:value-type="string">
            <text:p text:style-name="P18">Reference list in strict APA style format</text:p>
          </table:table-cell>
          <table:table-cell table:style-name="Table1.A1" office:value-type="string">
            <text:p text:style-name="P18">8</text:p>
          </table:table-cell>
        </table:table-row>
      </table:table>
      <text:p text:style-name="P6">Questions! GPA: 1 no good, <text:s/>5 you didn’t screw up</text:p>
      <text:p text:style-name="P6"/>
      <table:table table:name="Table2" table:style-name="Table2">
        <table:table-column table:style-name="Table2.A"/>
        <table:table-column table:style-name="Table2.B" table:number-columns-repeated="2"/>
        <table:table-row table:style-name="Table2.1">
          <table:table-cell table:style-name="Table2.A1" table:number-columns-spanned="2" office:value-type="string">
            <text:p text:style-name="P20">Process Questions</text:p>
          </table:table-cell>
          <table:covered-table-cell/>
          <table:table-cell table:style-name="Table2.A1" office:value-type="string">
            <text:p text:style-name="P18">Thoughts?</text:p>
          </table:table-cell>
        </table:table-row>
        <table:table-row table:style-name="Table2.2">
          <table:table-cell table:style-name="Table2.A1" office:value-type="string">
            <text:p text:style-name="P18">Question</text:p>
          </table:table-cell>
          <table:table-cell table:style-name="Table2.A1" office:value-type="string">
            <text:p text:style-name="P18">Marking Notes </text:p>
          </table:table-cell>
          <table:table-cell table:style-name="Table2.A1" office:value-type="string">
            <text:p text:style-name="P6">GPA: 1 no good, <text:s/>5 you didn’t screw up</text:p>
          </table:table-cell>
        </table:table-row>
        <table:table-row table:style-name="Table2.3">
          <table:table-cell table:style-name="Table2.A1" office:value-type="string">
            <text:p text:style-name="P18">How did you decide on the specific scope and boundaries of your literature review? </text:p>
          </table:table-cell>
          <table:table-cell table:style-name="Table2.A1" office:value-type="string">
            <text:p text:style-name="P18">How you decided what you would write about in your review. What was relevant and what was not. How did you narrow your topic down.</text:p>
          </table:table-cell>
          <table:table-cell table:style-name="Table2.A1" office:value-type="string">
            <text:p text:style-name="P18"/>
          </table:table-cell>
        </table:table-row>
        <table:table-row table:style-name="Table2.4">
          <table:table-cell table:style-name="Table2.A1" office:value-type="string">
            <text:p text:style-name="P18">How did you ensure your selected sources were relevant and appropriate for your research topic?</text:p>
          </table:table-cell>
          <table:table-cell table:style-name="Table2.A1" office:value-type="string">
            <text:p text:style-name="P18">When you read a piece of literature, how did you determine if it was interesting or relevant to your topic?</text:p>
          </table:table-cell>
          <table:table-cell table:style-name="Table2.A1" office:value-type="string">
            <text:p text:style-name="P18"/>
          </table:table-cell>
        </table:table-row>
        <table:table-row table:style-name="Table2.5">
          <table:table-cell table:style-name="Table2.A1" office:value-type="string">
            <text:p text:style-name="P18">What was your search strategy for finding appropriate literature?</text:p>
          </table:table-cell>
          <table:table-cell table:style-name="Table2.A1" office:value-type="string">
            <text:p text:style-name="P18">How did you find the source material you used for your review? What search criteria did you use</text:p>
          </table:table-cell>
          <table:table-cell table:style-name="Table2.A1" office:value-type="string">
            <text:p text:style-name="P18"/>
          </table:table-cell>
        </table:table-row>
        <table:table-row table:style-name="Table2.1">
          <table:table-cell table:style-name="Table2.A1" table:number-columns-spanned="2" office:value-type="string">
            <text:p text:style-name="P21">Writing Questions</text:p>
          </table:table-cell>
          <table:covered-table-cell/>
          <table:table-cell table:style-name="Table2.A1" office:value-type="string">
            <text:p text:style-name="P18"/>
          </table:table-cell>
        </table:table-row>
        <text:soft-page-break/>
        <table:table-row table:style-name="Table2.7">
          <table:table-cell table:style-name="Table2.A1" office:value-type="string">
            <text:p text:style-name="P18">How did you decide on your research problem and how is your research question related to it?</text:p>
          </table:table-cell>
          <table:table-cell table:style-name="Table2.A1" office:value-type="string">
            <text:p text:style-name="P18">How did you come to your research problem, why is it interesting and important. How does the question relate to the problem.</text:p>
          </table:table-cell>
          <table:table-cell table:style-name="Table2.A1" office:value-type="string">
            <text:p text:style-name="P18"/>
          </table:table-cell>
        </table:table-row>
        <table:table-row table:style-name="Table2.8">
          <table:table-cell table:style-name="Table2.A1" office:value-type="string">
            <text:p text:style-name="P18">How did you decide on the order you presented the concepts in your literature review, explain this choice? </text:p>
          </table:table-cell>
          <table:table-cell table:style-name="Table2.A1" office:value-type="string">
            <text:p text:style-name="P18">In what order are the concepts in your review presented, and how did you decide to present them in this way?</text:p>
          </table:table-cell>
          <table:table-cell table:style-name="Table2.A1" office:value-type="string">
            <text:p text:style-name="P18"/>
          </table:table-cell>
        </table:table-row>
        <table:table-row table:style-name="Table2.1">
          <table:table-cell table:style-name="Table2.A1" table:number-columns-spanned="2" office:value-type="string">
            <text:p text:style-name="P20">Content Questions</text:p>
          </table:table-cell>
          <table:covered-table-cell/>
          <table:table-cell table:style-name="Table2.A1" office:value-type="string">
            <text:p text:style-name="P18"/>
          </table:table-cell>
        </table:table-row>
        <table:table-row table:style-name="Table2.10">
          <table:table-cell table:style-name="Table2.A1" office:value-type="string">
            <text:p text:style-name="P18">What aspects of the literature review did you find particularly engaging or thought provoking?</text:p>
          </table:table-cell>
          <table:table-cell table:style-name="Table2.A1" office:value-type="string">
            <text:p text:style-name="P18">Which was the most interesting part of the content of your review, and why do you find it interesting?</text:p>
          </table:table-cell>
          <table:table-cell table:style-name="Table2.A1" office:value-type="string">
            <text:p text:style-name="P18"/>
          </table:table-cell>
        </table:table-row>
        <table:table-row table:style-name="Table2.11">
          <table:table-cell table:style-name="Table2.A1" office:value-type="string">
            <text:p text:style-name="P18">What are the key concepts related to your topic?</text:p>
          </table:table-cell>
          <table:table-cell table:style-name="Table2.A1" office:value-type="string">
            <text:p text:style-name="P18">Briefly summarise the key concepts of your literature review.</text:p>
          </table:table-cell>
          <table:table-cell table:style-name="Table2.A1" office:value-type="string">
            <text:p text:style-name="P18"/>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3016in" fo:margin-bottom="0.1346in" style:contextual-spacing="false" fo:line-height="100%" fo:keep-together="always" fo:break-before="auto" fo:break-after="auto" fo:keep-with-next="always"/>
      <style:text-properties fo:color="#000000" loext:opacity="100%" style:font-name="Gentium Book Basic" fo:font-family="'Gentium Book Basic'" style:font-pitch="variable" fo:font-size="16pt" fo:font-weight="bold" style:font-size-asian="16pt" style:font-weight-asian="bold" style:font-size-complex="16pt" style:font-weight-complex="bold"/>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1339in" style:type="center"/>
          <style:tab-stop style:position="6.2681in" style:type="right"/>
        </style:tab-stops>
      </style:paragraph-properties>
    </style:style>
    <style:style style:name="Bibliography_20_1" style:display-name="Bibliography 1" style:family="paragraph" style:parent-style-name="Index" style:class="index">
      <style:paragraph-properties fo:margin-left="0in" fo:text-indent="0in" style:auto-text-indent="false">
        <style:tab-stops>
          <style:tab-stop style:position="6.270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start" style:justify-single-word="false"/>
      <style:text-properties officeooo:rsid="0017c912" officeooo:paragraph-rsid="0019af51"/>
    </style:style>
    <style:style style:name="MP2" style:family="paragraph" style:parent-style-name="Header_20_left">
      <style:paragraph-properties fo:text-align="start" style:justify-single-word="false"/>
    </style:style>
    <style:style style:name="MT1" style:family="text">
      <style:text-properties fo:font-variant="normal" fo:text-transform="none" fo:color="#000000" loext:opacity="100%" style:font-name="Liberation Serif" fo:font-size="12pt" fo:letter-spacing="normal" fo:font-style="normal" fo:font-weight="normal"/>
    </style:style>
    <style:page-layout style:name="Mpm1" style:page-usage="right">
      <style:page-layout-properties fo:page-width="8.2701in" fo:page-height="11.6902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ecurity of public Wi-Fi in New Zealand. </text:span><text:bookmark-start text:name="PageNumWizard_HEADER_Default Page Style3"/><text:span text:style-name="MT1"><text:tab/></text:span><text:bookmark-end text:name="PageNumWizard_HEADER_Default Page Style3"/><text:span text:style-name="MT1"><text:tab/></text:span></text:p>
      </style:header>
      <style:header-left>
        <text:p text:style-name="MP2"><text:bookmark-start text:name="PageNumWizard_HEADER_Default Page Style2"/><text:page-number text:select-page="current">0</text:page-number><text:bookmark-end text:name="PageNumWizard_HEADER_Default Page Style2"/></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17T19:08:21.829599444</dc:date>
    <meta:editing-duration>P5DT7H6M47S</meta:editing-duration>
    <meta:editing-cycles>53</meta:editing-cycles>
    <meta:generator>LibreOffice/7.6.7.2$Linux_X86_64 LibreOffice_project/dd47e4b30cb7dab30588d6c79c651f218165e3c5</meta:generator>
    <meta:document-statistic meta:table-count="2" meta:image-count="0" meta:object-count="0" meta:page-count="19" meta:paragraph-count="125" meta:word-count="2187" meta:character-count="13778" meta:non-whitespace-character-count="11696"/>
    <meta:user-defined meta:name="ZOTERO_PREF_1">&lt;data data-version="3" zotero-version="6.0.35"&gt;&lt;session id="XqXHkWZA"/&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